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Halyard Display Book'" style:font-family-asian="'Halyard Display Book'" style:font-family-complex="'Halyard Display Book'" fo:background-color="transparent" style:use-window-font-color="true"/>
    </style:style>
    <style:style style:name="T2" style:family="text">
      <style:text-properties fo:font-size="18.00pt" fo:font-weight="bold" fo:font-family="'Halyard Display Book'" style:font-family-asian="'Halyard Display Book'" style:font-family-complex="'Halyard Display Book'" fo:background-color="transparent" style:use-window-font-color="true"/>
    </style:style>
    <style:style style:name="T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 style:family="text">
      <style:text-properties fo:font-size="18.00pt" fo:font-weight="bold" fo:font-family="'Halyard Display Book'" style:font-family-asian="'Halyard Display Book'" style:font-family-complex="'Halyard Display Book'" fo:background-color="transparent" style:use-window-font-color="true"/>
    </style:style>
    <style:style style:name="T5" style:family="text">
      <style:text-properties fo:font-size="13.50pt" fo:font-weight="bold" fo:font-family="'Halyard Display Book'" style:font-family-asian="'Halyard Display Book'" style:font-family-complex="'Halyard Display Book'" fo:background-color="transparent" style:use-window-font-color="true"/>
    </style:style>
    <style:style style:name="T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 style:family="text">
      <style:text-properties fo:font-size="13.50pt" fo:font-weight="bold" fo:font-family="'Halyard Display Book'" style:font-family-asian="'Halyard Display Book'" style:font-family-complex="'Halyard Display Book'" fo:background-color="transparent" style:use-window-font-color="true"/>
    </style:style>
    <style:style style:name="T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0" style:family="text">
      <style:text-properties fo:font-size="13.50pt" fo:font-weight="bold" fo:font-family="'Halyard Display Book'" style:font-family-asian="'Halyard Display Book'" style:font-family-complex="'Halyard Display Book'"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3.50pt" fo:font-weight="bold" fo:font-family="'Halyard Display Book'" style:font-family-asian="'Halyard Display Book'" style:font-family-complex="'Halyard Display Book'"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67" style:family="text">
      <style:text-properties fo:font-size="18.00pt" fo:font-weight="bold" fo:font-family="'Halyard Display Book'" style:font-family-asian="'Halyard Display Book'" style:font-family-complex="'Halyard Display Book'" fo:background-color="transparent" style:use-window-font-color="true"/>
    </style:style>
    <style:style style:name="T68" style:family="text">
      <style:text-properties fo:font-size="13.50pt" fo:font-weight="bold" fo:font-family="'Halyard Display Book'" style:font-family-asian="'Halyard Display Book'" style:font-family-complex="'Halyard Display Book'" fo:background-color="transparent" style:use-window-font-color="true"/>
    </style:style>
    <style:style style:name="T6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0" style:family="text">
      <style:text-properties fo:font-size="13.50pt" fo:font-weight="bold" fo:font-family="'Halyard Display Book'" style:font-family-asian="'Halyard Display Book'" style:font-family-complex="'Halyard Display Book'" fo:background-color="transparent" style:use-window-font-color="true"/>
    </style:style>
    <style:style style:name="T7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2" style:family="text">
      <style:text-properties fo:font-size="13.50pt" fo:font-weight="bold" fo:font-family="'Halyard Display Book'" style:font-family-asian="'Halyard Display Book'" style:font-family-complex="'Halyard Display Book'" fo:background-color="transparent" style:use-window-font-color="true"/>
    </style:style>
    <style:style style:name="T7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78" style:family="text">
      <style:text-properties fo:font-size="13.50pt" fo:font-weight="bold" fo:font-family="'Halyard Display Book'" style:font-family-asian="'Halyard Display Book'" style:font-family-complex="'Halyard Display Book'"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3.50pt" fo:font-weight="bold" fo:font-family="'Halyard Display Book'" style:font-family-asian="'Halyard Display Book'" style:font-family-complex="'Halyard Display Book'"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1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1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3.50pt" fo:font-weight="bold" fo:font-family="'Halyard Display Book'" style:font-family-asian="'Halyard Display Book'" style:font-family-complex="'Halyard Display Book'"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4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4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Grandview Display'" style:font-family-asian="'Grandview Display'" style:font-family-complex="'Grandview Display'" fo:background-color="transparent" style:use-window-font-color="true"/>
    </style:style>
    <style:style style:name="T167" style:family="text">
      <style:text-properties fo:font-size="13.50pt" fo:font-weight="bold" fo:font-family="'Halyard Display Book'" style:font-family-asian="'Halyard Display Book'" style:font-family-complex="'Halyard Display Book'" fo:background-color="transparent" style:use-window-font-color="true"/>
    </style:style>
    <style:style style:name="T168" style:family="text">
      <style:text-properties fo:font-size="13.50pt" fo:font-weight="normal" fo:font-family="'Halyard Display Book'" style:font-family-asian="'Halyard Display Book'" style:font-family-complex="'Halyard Display Book'"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197" style:family="text">
      <style:text-properties fo:font-size="18.00pt" fo:font-weight="bold" fo:font-family="'Halyard Display Book'" style:font-family-asian="'Halyard Display Book'" style:font-family-complex="'Halyard Display Book'" fo:background-color="transparent" style:use-window-font-color="true"/>
    </style:style>
    <style:style style:name="T198" style:family="text">
      <style:text-properties fo:font-size="13.50pt" fo:font-weight="bold" fo:font-family="'Halyard Display Book'" style:font-family-asian="'Halyard Display Book'" style:font-family-complex="'Halyard Display Book'" fo:background-color="transparent" style:use-window-font-color="true"/>
    </style:style>
    <style:style style:name="T199" style:family="text">
      <style:text-properties fo:font-size="13.50pt" fo:font-weight="normal" fo:font-family="'Halyard Display Book'" style:font-family-asian="'Halyard Display Book'" style:font-family-complex="'Halyard Display Book'" fo:background-color="transparent" style:use-window-font-color="true"/>
    </style:style>
    <style:style style:name="T20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01" style:family="text">
      <style:text-properties fo:font-size="13.50pt" fo:font-weight="bold" fo:font-family="'Halyard Display Book'" style:font-family-asian="'Halyard Display Book'" style:font-family-complex="'Halyard Display Book'" fo:background-color="transparent" style:use-window-font-color="true"/>
    </style:style>
    <style:style style:name="T20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03" style:family="text">
      <style:text-properties fo:font-size="13.50pt" fo:font-weight="bold" fo:font-family="'Halyard Display Book'" style:font-family-asian="'Halyard Display Book'" style:font-family-complex="'Halyard Display Book'" fo:background-color="transparent" style:use-window-font-color="true"/>
    </style:style>
    <style:style style:name="T20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05" style:family="text">
      <style:text-properties fo:font-size="13.50pt" fo:font-weight="bold" fo:font-family="'Halyard Display Book'" style:font-family-asian="'Halyard Display Book'" style:font-family-complex="'Halyard Display Book'"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34" style:family="text">
      <style:text-properties fo:font-size="18.00pt" fo:font-weight="normal" fo:font-family="'Halyard Display Book'" style:font-family-asian="'Halyard Display Book'" style:font-family-complex="'Halyard Display Book'" fo:background-color="transparent" style:use-window-font-color="true"/>
    </style:style>
    <style:style style:name="T235" style:family="text">
      <style:text-properties fo:font-size="18.00pt" fo:font-weight="bold" fo:font-family="'Halyard Display Book'" style:font-family-asian="'Halyard Display Book'" style:font-family-complex="'Halyard Display Book'" fo:background-color="transparent" style:use-window-font-color="true"/>
    </style:style>
    <style:style style:name="T236" style:family="text">
      <style:text-properties fo:font-size="13.50pt" fo:font-weight="bold" fo:font-family="'Halyard Display Book'" style:font-family-asian="'Halyard Display Book'" style:font-family-complex="'Halyard Display Book'" fo:background-color="transparent" style:use-window-font-color="true"/>
    </style:style>
    <style:style style:name="T23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38" style:family="text">
      <style:text-properties fo:font-size="13.50pt" fo:font-weight="bold" fo:font-family="'Halyard Display Book'" style:font-family-asian="'Halyard Display Book'" style:font-family-complex="'Halyard Display Book'" fo:background-color="transparent" style:use-window-font-color="true"/>
    </style:style>
    <style:style style:name="T23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40" style:family="text">
      <style:text-properties fo:font-size="13.50pt" fo:font-weight="bold" fo:font-family="'Halyard Display Book'" style:font-family-asian="'Halyard Display Book'" style:font-family-complex="'Halyard Display Book'" fo:background-color="transparent" style:use-window-font-color="true"/>
    </style:style>
    <style:style style:name="T24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42" style:family="text">
      <style:text-properties fo:font-size="13.50pt" fo:font-weight="bold" fo:font-family="'Halyard Display Book'" style:font-family-asian="'Halyard Display Book'" style:font-family-complex="'Halyard Display Book'"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71" style:family="text">
      <style:text-properties fo:font-size="18.00pt" fo:font-weight="normal" fo:font-family="'Halyard Display Book'" style:font-family-asian="'Halyard Display Book'" style:font-family-complex="'Halyard Display Book'" fo:background-color="transparent" style:use-window-font-color="true"/>
    </style:style>
    <style:style style:name="T272" style:family="text">
      <style:text-properties fo:font-size="18.00pt" fo:font-weight="bold" fo:font-family="'Halyard Display Book'" style:font-family-asian="'Halyard Display Book'" style:font-family-complex="'Halyard Display Book'" fo:background-color="transparent" style:use-window-font-color="true"/>
    </style:style>
    <style:style style:name="T273" style:family="text">
      <style:text-properties fo:font-size="13.50pt" fo:font-weight="bold" fo:font-family="'Halyard Display Book'" style:font-family-asian="'Halyard Display Book'" style:font-family-complex="'Halyard Display Book'" fo:background-color="transparent" style:use-window-font-color="true"/>
    </style:style>
    <style:style style:name="T27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75" style:family="text">
      <style:text-properties fo:font-size="13.50pt" fo:font-weight="bold" fo:font-family="'Halyard Display Book'" style:font-family-asian="'Halyard Display Book'" style:font-family-complex="'Halyard Display Book'" fo:background-color="transparent" style:use-window-font-color="true"/>
    </style:style>
    <style:style style:name="T27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77" style:family="text">
      <style:text-properties fo:font-size="13.50pt" fo:font-weight="bold" fo:font-family="'Halyard Display Book'" style:font-family-asian="'Halyard Display Book'" style:font-family-complex="'Halyard Display Book'" fo:background-color="transparent" style:use-window-font-color="true"/>
    </style:style>
    <style:style style:name="T27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79" style:family="text">
      <style:text-properties fo:font-size="13.50pt" fo:font-weight="bold" fo:font-family="'Halyard Display Book'" style:font-family-asian="'Halyard Display Book'" style:font-family-complex="'Halyard Display Book'"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08" style:family="text">
      <style:text-properties fo:font-size="18.00pt" fo:font-weight="bold" fo:font-family="'Halyard Display Book'" style:font-family-asian="'Halyard Display Book'" style:font-family-complex="'Halyard Display Book'" fo:background-color="transparent" style:use-window-font-color="true"/>
    </style:style>
    <style:style style:name="T309" style:family="text">
      <style:text-properties fo:font-size="13.50pt" fo:font-weight="bold" fo:font-family="'Halyard Display Book'" style:font-family-asian="'Halyard Display Book'" style:font-family-complex="'Halyard Display Book'" fo:background-color="transparent" style:use-window-font-color="true"/>
    </style:style>
    <style:style style:name="T31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11" style:family="text">
      <style:text-properties fo:font-size="13.50pt" fo:font-weight="bold" fo:font-family="'Halyard Display Book'" style:font-family-asian="'Halyard Display Book'" style:font-family-complex="'Halyard Display Book'" fo:background-color="transparent" style:use-window-font-color="true"/>
    </style:style>
    <style:style style:name="T31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13" style:family="text">
      <style:text-properties fo:font-size="13.50pt" fo:font-weight="bold" fo:font-family="'Halyard Display Book'" style:font-family-asian="'Halyard Display Book'" style:font-family-complex="'Halyard Display Book'" fo:background-color="transparent" style:use-window-font-color="true"/>
    </style:style>
    <style:style style:name="T31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15" style:family="text">
      <style:text-properties fo:font-size="13.50pt" fo:font-weight="bold" fo:font-family="'Halyard Display Book'" style:font-family-asian="'Halyard Display Book'" style:font-family-complex="'Halyard Display Book'"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46" style:family="text">
      <style:text-properties fo:font-size="18.00pt" fo:font-weight="bold" fo:font-family="'Halyard Display Book'" style:font-family-asian="'Halyard Display Book'" style:font-family-complex="'Halyard Display Book'" fo:background-color="transparent" style:use-window-font-color="true"/>
    </style:style>
    <style:style style:name="T347" style:family="text">
      <style:text-properties fo:font-size="13.50pt" fo:font-weight="bold" fo:font-family="'Halyard Display Book'" style:font-family-asian="'Halyard Display Book'" style:font-family-complex="'Halyard Display Book'" fo:background-color="transparent" style:use-window-font-color="true"/>
    </style:style>
    <style:style style:name="T34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49" style:family="text">
      <style:text-properties fo:font-size="13.50pt" fo:font-weight="bold" fo:font-family="'Halyard Display Book'" style:font-family-asian="'Halyard Display Book'" style:font-family-complex="'Halyard Display Book'" fo:background-color="transparent" style:use-window-font-color="true"/>
    </style:style>
    <style:style style:name="T35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51" style:family="text">
      <style:text-properties fo:font-size="13.50pt" fo:font-weight="bold" fo:font-family="'Halyard Display Book'" style:font-family-asian="'Halyard Display Book'" style:font-family-complex="'Halyard Display Book'" fo:background-color="transparent" style:use-window-font-color="true"/>
    </style:style>
    <style:style style:name="T35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53" style:family="text">
      <style:text-properties fo:font-size="13.50pt" fo:font-weight="bold" fo:font-family="'Halyard Display Book'" style:font-family-asian="'Halyard Display Book'" style:font-family-complex="'Halyard Display Book'" fo:background-color="transparent" style:use-window-font-color="true"/>
    </style:style>
    <style:style style:name="T35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3.50pt" fo:font-weight="bold" fo:font-family="'Halyard Display Book'" style:font-family-asian="'Halyard Display Book'" style:font-family-complex="'Halyard Display Book'" fo:background-color="transparent" style:use-window-font-color="true"/>
    </style:style>
    <style:style style:name="T38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8.00pt" fo:font-weight="bold" fo:font-family="'Halyard Display Book'" style:font-family-asian="'Halyard Display Book'" style:font-family-complex="'Halyard Display Book'" fo:background-color="transparent" style:use-window-font-color="true"/>
    </style:style>
    <style:style style:name="T408" style:family="text">
      <style:text-properties fo:font-size="13.50pt" fo:font-weight="bold" fo:font-family="'Halyard Display Book'" style:font-family-asian="'Halyard Display Book'" style:font-family-complex="'Halyard Display Book'" fo:background-color="transparent" style:use-window-font-color="true"/>
    </style:style>
    <style:style style:name="T40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10" style:family="text">
      <style:text-properties fo:font-size="13.50pt" fo:font-weight="bold" fo:font-family="'Halyard Display Book'" style:font-family-asian="'Halyard Display Book'" style:font-family-complex="'Halyard Display Book'" fo:background-color="transparent" style:use-window-font-color="true"/>
    </style:style>
    <style:style style:name="T41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12" style:family="text">
      <style:text-properties fo:font-size="13.50pt" fo:font-weight="bold" fo:font-family="'Halyard Display Book'" style:font-family-asian="'Halyard Display Book'" style:font-family-complex="'Halyard Display Book'" fo:background-color="transparent" style:use-window-font-color="true"/>
    </style:style>
    <style:style style:name="T41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14" style:family="text">
      <style:text-properties fo:font-size="13.50pt" fo:font-weight="bold" fo:font-family="'Halyard Display Book'" style:font-family-asian="'Halyard Display Book'" style:font-family-complex="'Halyard Display Book'" fo:background-color="transparent" style:use-window-font-color="true"/>
    </style:style>
    <style:style style:name="T41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3.50pt" fo:font-weight="bold" fo:font-family="'Halyard Display Book'" style:font-family-asian="'Halyard Display Book'" style:font-family-complex="'Halyard Display Book'" fo:background-color="transparent" style:use-window-font-color="true"/>
    </style:style>
    <style:style style:name="T44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8.00pt" fo:font-weight="bold" fo:font-family="'Halyard Display Book'" style:font-family-asian="'Halyard Display Book'" style:font-family-complex="'Halyard Display Book'" fo:background-color="transparent" style:use-window-font-color="true"/>
    </style:style>
    <style:style style:name="T469" style:family="text">
      <style:text-properties fo:font-size="13.50pt" fo:font-weight="bold" fo:font-family="'Halyard Display Book'" style:font-family-asian="'Halyard Display Book'" style:font-family-complex="'Halyard Display Book'" fo:background-color="transparent" style:use-window-font-color="true"/>
    </style:style>
    <style:style style:name="T47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71" style:family="text">
      <style:text-properties fo:font-size="13.50pt" fo:font-weight="bold" fo:font-family="'Halyard Display Book'" style:font-family-asian="'Halyard Display Book'" style:font-family-complex="'Halyard Display Book'" fo:background-color="transparent" style:use-window-font-color="true"/>
    </style:style>
    <style:style style:name="T47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73" style:family="text">
      <style:text-properties fo:font-size="13.50pt" fo:font-weight="bold" fo:font-family="'Halyard Display Book'" style:font-family-asian="'Halyard Display Book'" style:font-family-complex="'Halyard Display Book'" fo:background-color="transparent" style:use-window-font-color="true"/>
    </style:style>
    <style:style style:name="T47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75" style:family="text">
      <style:text-properties fo:font-size="13.50pt" fo:font-weight="bold" fo:font-family="'Halyard Display Book'" style:font-family-asian="'Halyard Display Book'" style:font-family-complex="'Halyard Display Book'" fo:background-color="transparent" style:use-window-font-color="true"/>
    </style:style>
    <style:style style:name="T47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8.00pt" fo:font-weight="bold" fo:font-family="'Halyard Display Book'" style:font-family-asian="'Halyard Display Book'" style:font-family-complex="'Halyard Display Book'" fo:background-color="transparent" style:use-window-font-color="true"/>
    </style:style>
    <style:style style:name="T503"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04" style:family="text">
      <style:text-properties fo:font-size="13.50pt" fo:font-weight="bold" fo:font-family="'Halyard Display Book'" style:font-family-asian="'Halyard Display Book'" style:font-family-complex="'Halyard Display Book'" fo:background-color="transparent" style:use-window-font-color="true"/>
    </style:style>
    <style:style style:name="T505"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06"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07" style:family="text">
      <style:text-properties fo:font-size="13.50pt" fo:font-weight="bold" fo:font-family="'Halyard Display Book'" style:font-family-asian="'Halyard Display Book'" style:font-family-complex="'Halyard Display Book'" fo:background-color="transparent" style:use-window-font-color="true"/>
    </style:style>
    <style:style style:name="T508"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09" style:family="text">
      <style:text-properties fo:font-size="13.50pt" fo:font-weight="bold" fo:font-family="'Halyard Display Book'" style:font-family-asian="'Halyard Display Book'" style:font-family-complex="'Halyard Display Book'" fo:background-color="transparent" style:use-window-font-color="true"/>
    </style:style>
    <style:style style:name="T510" style:family="text">
      <style:text-properties fo:font-size="12.00pt" fo:font-weight="normal" fo:font-family="'Halyard Display Book'" style:font-family-asian="'Halyard Display Book'" style:font-family-complex="'Halyard Display Book'" fo:background-color="transparent" style:use-window-font-color="true"/>
    </style:style>
    <style:style style:name="T511" style:family="text">
      <style:text-properties fo:font-size="13.50pt" fo:font-weight="bold" fo:font-family="'Halyard Display Book'" style:font-family-asian="'Halyard Display Book'" style:font-family-complex="'Halyard Display Book'" fo:background-color="transparent" style:use-window-font-color="true"/>
    </style:style>
    <style:style style:name="T512" style:family="text">
      <style:text-properties fo:font-size="12.00pt" fo:font-weight="normal" fo:font-family="'Halyard Display Book'" style:font-family-asian="'Halyard Display Book'" style:font-family-complex="'Halyard Display Book'" fo:background-color="transparent" style:use-window-font-color="true"/>
    </style:style>
    <style:style style:name="P1" style:family="paragraph">
      <style:paragraph-properties fo:line-height="100.00%" fo:text-align="left" fo:margin-top="5.00pt" fo:margin-bottom="5.00pt"/>
    </style:style>
    <style:style style:name="P2" style:family="paragraph">
      <style:paragraph-properties fo:line-height="100.00%" fo:text-align="left"/>
    </style:style>
    <style:style style:name="P3" style:family="paragraph">
      <style:paragraph-properties fo:line-height="100.00%" fo:text-align="left" fo:margin-top="5.00pt" fo:margin-bottom="5.00pt"/>
    </style:style>
    <style:style style:name="P4" style:family="paragraph">
      <style:paragraph-properties fo:line-height="100.00%" fo:text-align="left" fo:margin-top="5.00pt" fo:margin-bottom="5.00pt"/>
    </style:style>
    <style:style style:name="P5" style:family="paragraph">
      <style:paragraph-properties fo:line-height="100.00%" fo:text-align="left" fo:margin-top="5.00pt" fo:margin-bottom="5.00pt"/>
    </style:style>
    <style:style style:name="P6" style:family="paragraph">
      <style:paragraph-properties fo:line-height="100.00%" fo:text-align="left" fo:margin-left="0.35pt" fo:text-indent="-0.35pt">
        <style:tab-stops>
          <style:tab-stop style:position="97.90pt" style:type="center"/>
          <style:tab-stop style:position="-0.35pt"/>
        </style:tab-stops>
      </style:paragraph-properties>
    </style:style>
    <style:style style:name="P7" style:family="paragraph">
      <style:paragraph-properties fo:line-height="100.00%" fo:text-align="center"/>
    </style:style>
    <style:style style:name="P8" style:family="paragraph">
      <style:paragraph-properties fo:line-height="100.00%" fo:text-align="left" fo:margin-left="0.35pt" fo:text-indent="-0.35pt">
        <style:tab-stops>
          <style:tab-stop style:position="97.90pt" style:type="center"/>
          <style:tab-stop style:position="-0.35p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0.35pt" fo:text-indent="-0.35pt">
        <style:tab-stops>
          <style:tab-stop style:position="97.90pt" style:type="center"/>
          <style:tab-stop style:position="-0.35p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0.35pt" fo:text-indent="-0.35pt">
        <style:tab-stops>
          <style:tab-stop style:position="97.90pt" style:type="center"/>
          <style:tab-stop style:position="-0.35p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0.35pt" fo:text-indent="-0.35pt">
        <style:tab-stops>
          <style:tab-stop style:position="97.90pt" style:type="center"/>
          <style:tab-stop style:position="-0.35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0.35pt" fo:text-indent="-0.35pt">
        <style:tab-stops>
          <style:tab-stop style:position="97.90pt" style:type="center"/>
          <style:tab-stop style:position="-0.35pt"/>
        </style:tab-stops>
      </style:paragraph-properties>
    </style:style>
    <style:style style:name="P17" style:family="paragraph">
      <style:paragraph-properties fo:line-height="100.00%" fo:text-align="left" fo:margin-left="0.35pt" fo:text-indent="-0.35pt">
        <style:tab-stops>
          <style:tab-stop style:position="77.65pt" style:type="center"/>
          <style:tab-stop style:position="-0.35pt"/>
          <style:tab-stop style:position="421121.30pt" style:type="right"/>
          <style:tab-stop style:position="12.45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0.35pt" fo:text-indent="-0.35pt">
        <style:tab-stops>
          <style:tab-stop style:position="77.65pt" style:type="center"/>
          <style:tab-stop style:position="-0.35pt"/>
          <style:tab-stop style:position="421121.30pt" style:type="right"/>
          <style:tab-stop style:position="12.45pt"/>
        </style:tab-stops>
      </style:paragraph-properties>
    </style:style>
    <style:style style:name="P20" style:family="paragraph">
      <style:paragraph-properties fo:line-height="100.00%" fo:text-align="left" fo:margin-top="5.00pt" fo:margin-bottom="5.00pt"/>
    </style:style>
    <style:style style:name="P21" style:family="paragraph">
      <style:paragraph-properties fo:line-height="100.00%" fo:text-align="left"/>
    </style:style>
    <style:style style:name="P22" style:family="paragraph">
      <style:paragraph-properties fo:line-height="100.00%" fo:text-align="left" fo:margin-top="5.00pt" fo:margin-bottom="5.00pt"/>
    </style:style>
    <style:style style:name="P23" style:family="paragraph">
      <style:paragraph-properties fo:line-height="100.00%" fo:text-align="left" fo:margin-left="0.35pt" fo:text-indent="-0.35pt">
        <style:tab-stops>
          <style:tab-stop style:position="71.40pt" style:type="center"/>
          <style:tab-stop style:position="-0.35pt"/>
        </style:tab-stops>
      </style:paragraph-properties>
    </style:style>
    <style:style style:name="P24" style:family="paragraph">
      <style:paragraph-properties fo:line-height="100.00%" fo:text-align="center"/>
    </style:style>
    <style:style style:name="P25" style:family="paragraph">
      <style:paragraph-properties fo:line-height="100.00%" fo:text-align="left" fo:margin-left="0.35pt" fo:text-indent="-0.35pt">
        <style:tab-stops>
          <style:tab-stop style:position="71.40pt" style:type="center"/>
          <style:tab-stop style:position="-0.35pt"/>
        </style:tab-stops>
      </style:paragraph-properties>
    </style:style>
    <style:style style:name="P26" style:family="paragraph">
      <style:paragraph-properties fo:line-height="100.00%" fo:text-align="left" fo:margin-left="0.35pt" fo:text-indent="-0.35pt">
        <style:tab-stops>
          <style:tab-stop style:position="71.40pt" style:type="center"/>
          <style:tab-stop style:position="-0.35p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0.35pt" fo:text-indent="-0.35pt">
        <style:tab-stops>
          <style:tab-stop style:position="71.40pt" style:type="center"/>
          <style:tab-stop style:position="-0.35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0.35pt" fo:text-indent="-0.35pt">
        <style:tab-stops>
          <style:tab-stop style:position="71.40pt" style:type="center"/>
          <style:tab-stop style:position="-0.35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0.35pt" fo:text-indent="-0.35pt">
        <style:tab-stops>
          <style:tab-stop style:position="71.40pt" style:type="center"/>
          <style:tab-stop style:position="-0.35p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0.35pt" fo:text-indent="-0.35pt">
        <style:tab-stops>
          <style:tab-stop style:position="71.40pt" style:type="center"/>
          <style:tab-stop style:position="-0.35pt"/>
        </style:tab-stops>
      </style:paragraph-properties>
    </style:style>
    <style:style style:name="P35" style:family="paragraph">
      <style:paragraph-properties fo:line-height="100.00%" fo:text-align="left" fo:margin-left="0.35pt" fo:text-indent="-0.35pt">
        <style:tab-stops>
          <style:tab-stop style:position="71.40pt" style:type="center"/>
          <style:tab-stop style:position="-0.35pt"/>
          <style:tab-stop style:position="421121.30pt" style:type="right"/>
          <style:tab-stop style:position="12.45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0.35pt" fo:text-indent="-0.35pt">
        <style:tab-stops>
          <style:tab-stop style:position="71.40pt" style:type="center"/>
          <style:tab-stop style:position="-0.35pt"/>
          <style:tab-stop style:position="421121.30pt" style:type="right"/>
          <style:tab-stop style:position="12.45pt"/>
        </style:tab-stops>
      </style:paragraph-properties>
    </style:style>
    <style:style style:name="P38" style:family="paragraph">
      <style:paragraph-properties fo:line-height="100.00%" fo:text-align="left"/>
    </style:style>
    <style:style style:name="P39" style:family="paragraph">
      <style:paragraph-properties fo:line-height="100.00%" fo:text-align="left" fo:margin-top="5.00pt" fo:margin-bottom="5.00p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00.00%" fo:text-align="left" fo:margin-top="5.00pt" fo:margin-bottom="5.00pt">
        <style:tab-stops>
          <style:tab-stop style:position="0.00pt"/>
        </style:tab-stops>
      </style:paragraph-properties>
    </style:style>
    <style:style style:name="P41" style:family="paragraph">
      <style:paragraph-properties fo:line-height="100.00%" fo:text-align="left" fo:margin-top="5.00pt" fo:margin-bottom="5.00pt"/>
    </style:style>
    <style:style style:name="P42"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43" style:family="paragraph">
      <style:paragraph-properties fo:line-height="100.00%" fo:text-align="center"/>
    </style:style>
    <style:style style:name="P44" style:family="paragraph">
      <style:paragraph-properties fo:line-height="100.00%" fo:text-align="left"/>
    </style:style>
    <style:style style:name="P45"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46"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49" style:family="paragraph">
      <style:paragraph-properties fo:line-height="100.00%" fo:text-align="left"/>
    </style:style>
    <style:style style:name="P50"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53" style:family="paragraph">
      <style:paragraph-properties fo:line-height="100.00%" fo:text-align="left"/>
    </style:style>
    <style:style style:name="P54"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55" style:family="paragraph">
      <style:paragraph-properties fo:line-height="100.00%" fo:text-align="left" fo:margin-left="0.35pt" fo:text-indent="-0.35pt">
        <style:tab-stops>
          <style:tab-stop style:position="77.65pt" style:type="center"/>
          <style:tab-stop style:position="-0.35pt"/>
          <style:tab-stop style:position="421121.30pt" style:type="right"/>
          <style:tab-stop style:position="12.45p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0.35pt" fo:text-indent="-0.35pt">
        <style:tab-stops>
          <style:tab-stop style:position="77.65pt" style:type="center"/>
          <style:tab-stop style:position="-0.35pt"/>
          <style:tab-stop style:position="421121.30pt" style:type="right"/>
          <style:tab-stop style:position="12.45pt"/>
        </style:tab-stops>
      </style:paragraph-properties>
    </style:style>
    <style:style style:name="P58" style:family="paragraph">
      <style:paragraph-properties fo:line-height="100.00%" fo:text-align="left" fo:margin-top="5.00pt" fo:margin-bottom="5.00pt"/>
    </style:style>
    <style:style style:name="P59"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60" style:family="paragraph">
      <style:paragraph-properties fo:line-height="100.00%" fo:text-align="center"/>
    </style:style>
    <style:style style:name="P61" style:family="paragraph">
      <style:paragraph-properties fo:line-height="100.00%" fo:text-align="left"/>
    </style:style>
    <style:style style:name="P62"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63"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64" style:family="paragraph">
      <style:paragraph-properties fo:line-height="100.00%" fo:text-align="left"/>
    </style:style>
    <style:style style:name="P65"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66"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67" style:family="paragraph">
      <style:paragraph-properties fo:line-height="100.00%" fo:text-align="left"/>
    </style:style>
    <style:style style:name="P68"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71" style:family="paragraph">
      <style:paragraph-properties fo:line-height="100.00%" fo:text-align="left"/>
    </style:style>
    <style:style style:name="P72" style:family="paragraph">
      <style:paragraph-properties fo:line-height="100.00%" fo:text-align="left" fo:margin-left="0.35pt" fo:text-indent="-0.35pt">
        <style:tab-stops>
          <style:tab-stop style:position="77.65pt" style:type="center"/>
          <style:tab-stop style:position="-0.35pt"/>
        </style:tab-stops>
      </style:paragraph-properties>
    </style:style>
    <style:style style:name="P73" style:family="paragraph">
      <style:paragraph-properties fo:line-height="100.00%" fo:text-align="left" fo:margin-left="0.35pt" fo:text-indent="-0.35pt">
        <style:tab-stops>
          <style:tab-stop style:position="77.65pt" style:type="center"/>
          <style:tab-stop style:position="-0.35pt"/>
          <style:tab-stop style:position="421121.30pt" style:type="right"/>
          <style:tab-stop style:position="12.45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left="0.35pt" fo:text-indent="-0.35pt">
        <style:tab-stops>
          <style:tab-stop style:position="77.65pt" style:type="center"/>
          <style:tab-stop style:position="-0.35pt"/>
          <style:tab-stop style:position="421121.30pt" style:type="right"/>
          <style:tab-stop style:position="12.45pt"/>
        </style:tab-stops>
      </style:paragraph-properties>
    </style:style>
    <style:style style:name="P76" style:family="paragraph">
      <style:paragraph-properties fo:line-height="100.00%" fo:text-align="left" fo:margin-top="5.00pt" fo:margin-bottom="5.00pt"/>
    </style:style>
    <style:style style:name="P77" style:family="paragraph">
      <style:paragraph-properties fo:line-height="100.00%" fo:text-align="left" fo:margin-left="0.35pt" fo:text-indent="-0.35pt">
        <style:tab-stops>
          <style:tab-stop style:position="74.80pt" style:type="center"/>
          <style:tab-stop style:position="-0.35pt"/>
        </style:tab-stops>
      </style:paragraph-properties>
    </style:style>
    <style:style style:name="P78" style:family="paragraph">
      <style:paragraph-properties fo:line-height="100.00%" fo:text-align="center"/>
    </style:style>
    <style:style style:name="P79" style:family="paragraph">
      <style:paragraph-properties fo:line-height="100.00%" fo:text-align="left"/>
    </style:style>
    <style:style style:name="P80" style:family="paragraph">
      <style:paragraph-properties fo:line-height="100.00%" fo:text-align="left" fo:margin-left="0.35pt" fo:text-indent="-0.35pt">
        <style:tab-stops>
          <style:tab-stop style:position="74.80pt" style:type="center"/>
          <style:tab-stop style:position="-0.35pt"/>
        </style:tab-stops>
      </style:paragraph-properties>
    </style:style>
    <style:style style:name="P81" style:family="paragraph">
      <style:paragraph-properties fo:line-height="100.00%" fo:text-align="left" fo:margin-left="0.35pt" fo:text-indent="-0.35pt">
        <style:tab-stops>
          <style:tab-stop style:position="74.80pt" style:type="center"/>
          <style:tab-stop style:position="-0.35pt"/>
        </style:tab-stops>
      </style:paragraph-properties>
    </style:style>
    <style:style style:name="P82" style:family="paragraph">
      <style:paragraph-properties fo:line-height="100.00%" fo:text-align="left"/>
    </style:style>
    <style:style style:name="P83" style:family="paragraph">
      <style:paragraph-properties fo:line-height="100.00%" fo:text-align="left" fo:margin-left="0.35pt" fo:text-indent="-0.35pt">
        <style:tab-stops>
          <style:tab-stop style:position="74.80pt" style:type="center"/>
          <style:tab-stop style:position="-0.35pt"/>
        </style:tab-stops>
      </style:paragraph-properties>
    </style:style>
    <style:style style:name="P84" style:family="paragraph">
      <style:paragraph-properties fo:line-height="100.00%" fo:text-align="left"/>
    </style:style>
    <style:style style:name="P85" style:family="paragraph">
      <style:paragraph-properties fo:line-height="100.00%" fo:text-align="left" fo:margin-left="0.35pt" fo:text-indent="-0.35pt">
        <style:tab-stops>
          <style:tab-stop style:position="74.80pt" style:type="center"/>
          <style:tab-stop style:position="-0.35pt"/>
        </style:tab-stops>
      </style:paragraph-properties>
    </style:style>
    <style:style style:name="P86" style:family="paragraph">
      <style:paragraph-properties fo:line-height="100.00%" fo:text-align="left"/>
    </style:style>
    <style:style style:name="P87" style:family="paragraph">
      <style:paragraph-properties fo:line-height="100.00%" fo:text-align="left" fo:margin-left="0.35pt" fo:text-indent="-0.35pt">
        <style:tab-stops>
          <style:tab-stop style:position="74.80pt" style:type="center"/>
          <style:tab-stop style:position="-0.35pt"/>
        </style:tab-stops>
      </style:paragraph-properties>
    </style:style>
    <style:style style:name="P88" style:family="paragraph">
      <style:paragraph-properties fo:line-height="100.00%" fo:text-align="left"/>
    </style:style>
    <style:style style:name="P89" style:family="paragraph">
      <style:paragraph-properties fo:line-height="100.00%" fo:text-align="left" fo:margin-left="0.35pt" fo:text-indent="-0.35pt">
        <style:tab-stops>
          <style:tab-stop style:position="74.80pt" style:type="center"/>
          <style:tab-stop style:position="-0.35pt"/>
        </style:tab-stops>
      </style:paragraph-properties>
    </style:style>
    <style:style style:name="P90" style:family="paragraph">
      <style:paragraph-properties fo:line-height="100.00%" fo:text-align="left" fo:margin-left="0.35pt" fo:text-indent="-0.35pt">
        <style:tab-stops>
          <style:tab-stop style:position="74.80pt" style:type="center"/>
          <style:tab-stop style:position="-0.35pt"/>
          <style:tab-stop style:position="421121.30pt" style:type="right"/>
          <style:tab-stop style:position="12.45pt"/>
        </style:tab-stops>
      </style:paragraph-properties>
    </style:style>
    <style:style style:name="P91" style:family="paragraph">
      <style:paragraph-properties fo:line-height="100.00%" fo:text-align="left"/>
    </style:style>
    <style:style style:name="P92" style:family="paragraph">
      <style:paragraph-properties fo:line-height="100.00%" fo:text-align="left" fo:margin-left="0.35pt" fo:text-indent="-0.35pt">
        <style:tab-stops>
          <style:tab-stop style:position="74.80pt" style:type="center"/>
          <style:tab-stop style:position="-0.35pt"/>
          <style:tab-stop style:position="421121.30pt" style:type="right"/>
          <style:tab-stop style:position="12.45pt"/>
        </style:tab-stops>
      </style:paragraph-properties>
    </style:style>
    <style:style style:name="P93" style:family="paragraph">
      <style:paragraph-properties fo:line-height="100.00%" fo:text-align="left"/>
    </style:style>
    <style:style style:name="P94"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95" style:family="paragraph">
      <style:paragraph-properties fo:line-height="100.00%" fo:text-align="center"/>
    </style:style>
    <style:style style:name="P96" style:family="paragraph">
      <style:paragraph-properties fo:line-height="100.00%" fo:text-align="left"/>
    </style:style>
    <style:style style:name="P97" style:family="paragraph">
      <style:paragraph-properties fo:line-height="100.00%" fo:text-align="left"/>
    </style:style>
    <style:style style:name="P98"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99"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100" style:family="paragraph">
      <style:paragraph-properties fo:line-height="100.00%" fo:text-align="left"/>
    </style:style>
    <style:style style:name="P101"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102"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105"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106" style:family="paragraph">
      <style:paragraph-properties fo:line-height="100.00%" fo:text-align="left"/>
    </style:style>
    <style:style style:name="P107"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108" style:family="paragraph">
      <style:paragraph-properties fo:line-height="100.00%" fo:text-align="left"/>
    </style:style>
    <style:style style:name="P109" style:family="paragraph">
      <style:paragraph-properties fo:line-height="100.00%" fo:text-align="left" fo:margin-left="0.35pt" fo:text-indent="-0.35pt">
        <style:tab-stops>
          <style:tab-stop style:position="94.65pt" style:type="center"/>
          <style:tab-stop style:position="-0.35pt"/>
        </style:tab-stops>
      </style:paragraph-properties>
    </style:style>
    <style:style style:name="P110" style:family="paragraph">
      <style:paragraph-properties fo:line-height="100.00%" fo:text-align="left" fo:margin-left="0.35pt" fo:text-indent="-0.35pt">
        <style:tab-stops>
          <style:tab-stop style:position="94.65pt" style:type="center"/>
          <style:tab-stop style:position="-0.35pt"/>
          <style:tab-stop style:position="421121.30pt" style:type="right"/>
          <style:tab-stop style:position="12.45pt"/>
        </style:tab-stops>
      </style:paragraph-properties>
    </style:style>
    <style:style style:name="P111" style:family="paragraph">
      <style:paragraph-properties fo:line-height="100.00%" fo:text-align="left"/>
    </style:style>
    <style:style style:name="P112" style:family="paragraph">
      <style:paragraph-properties fo:line-height="100.00%" fo:text-align="left" fo:margin-left="0.35pt" fo:text-indent="-0.35pt">
        <style:tab-stops>
          <style:tab-stop style:position="94.65pt" style:type="center"/>
          <style:tab-stop style:position="-0.35pt"/>
          <style:tab-stop style:position="421121.30pt" style:type="right"/>
          <style:tab-stop style:position="12.45pt"/>
        </style:tab-stops>
      </style:paragraph-properties>
    </style:style>
    <style:style style:name="P113" style:family="paragraph">
      <style:paragraph-properties fo:line-height="100.00%" fo:text-align="left"/>
    </style:style>
    <style:style style:name="P114" style:family="paragraph">
      <style:paragraph-properties fo:line-height="100.00%" fo:text-align="left" fo:margin-top="5.00pt" fo:margin-bottom="5.00pt"/>
    </style:style>
    <style:style style:name="P115" style:family="paragraph">
      <style:paragraph-properties fo:line-height="100.00%" fo:text-align="left" fo:margin-left="0.35pt" fo:text-indent="-0.35pt">
        <style:tab-stops>
          <style:tab-stop style:position="106.00pt" style:type="center"/>
          <style:tab-stop style:position="-0.35pt"/>
        </style:tab-stops>
      </style:paragraph-properties>
    </style:style>
    <style:style style:name="P116" style:family="paragraph">
      <style:paragraph-properties fo:line-height="100.00%" fo:text-align="center"/>
    </style:style>
    <style:style style:name="P117" style:family="paragraph">
      <style:paragraph-properties fo:line-height="100.00%" fo:text-align="left"/>
    </style:style>
    <style:style style:name="P118" style:family="paragraph">
      <style:paragraph-properties fo:line-height="100.00%" fo:text-align="left" fo:margin-left="0.35pt" fo:text-indent="-0.35pt">
        <style:tab-stops>
          <style:tab-stop style:position="106.00pt" style:type="center"/>
          <style:tab-stop style:position="-0.35pt"/>
        </style:tab-stops>
      </style:paragraph-properties>
    </style:style>
    <style:style style:name="P119" style:family="paragraph">
      <style:paragraph-properties fo:line-height="100.00%" fo:text-align="left" fo:margin-left="0.35pt" fo:text-indent="-0.35pt">
        <style:tab-stops>
          <style:tab-stop style:position="106.00pt" style:type="center"/>
          <style:tab-stop style:position="-0.35pt"/>
        </style:tab-stops>
      </style:paragraph-properties>
    </style:style>
    <style:style style:name="P120" style:family="paragraph">
      <style:paragraph-properties fo:line-height="100.00%" fo:text-align="left"/>
    </style:style>
    <style:style style:name="P121" style:family="paragraph">
      <style:paragraph-properties fo:line-height="100.00%" fo:text-align="left" fo:margin-left="0.35pt" fo:text-indent="-0.35pt">
        <style:tab-stops>
          <style:tab-stop style:position="106.00pt" style:type="center"/>
          <style:tab-stop style:position="-0.35pt"/>
        </style:tab-stops>
      </style:paragraph-properties>
    </style:style>
    <style:style style:name="P122" style:family="paragraph">
      <style:paragraph-properties fo:line-height="100.00%" fo:text-align="left"/>
    </style:style>
    <style:style style:name="P123" style:family="paragraph">
      <style:paragraph-properties fo:line-height="100.00%" fo:text-align="left" fo:margin-left="0.35pt" fo:text-indent="-0.35pt">
        <style:tab-stops>
          <style:tab-stop style:position="106.00pt" style:type="center"/>
          <style:tab-stop style:position="-0.35pt"/>
        </style:tab-stops>
      </style:paragraph-properties>
    </style:style>
    <style:style style:name="P124" style:family="paragraph">
      <style:paragraph-properties fo:line-height="100.00%" fo:text-align="left"/>
    </style:style>
    <style:style style:name="P125" style:family="paragraph">
      <style:paragraph-properties fo:line-height="100.00%" fo:text-align="left" fo:margin-left="0.35pt" fo:text-indent="-0.35pt">
        <style:tab-stops>
          <style:tab-stop style:position="106.00pt" style:type="center"/>
          <style:tab-stop style:position="-0.35pt"/>
        </style:tab-stops>
      </style:paragraph-properties>
    </style:style>
    <style:style style:name="P126" style:family="paragraph">
      <style:paragraph-properties fo:line-height="100.00%" fo:text-align="left"/>
    </style:style>
    <style:style style:name="P127" style:family="paragraph">
      <style:paragraph-properties fo:line-height="100.00%" fo:text-align="left" fo:margin-left="0.35pt" fo:text-indent="-0.35pt">
        <style:tab-stops>
          <style:tab-stop style:position="106.00pt" style:type="center"/>
          <style:tab-stop style:position="-0.35pt"/>
        </style:tab-stops>
      </style:paragraph-properties>
    </style:style>
    <style:style style:name="P128" style:family="paragraph">
      <style:paragraph-properties fo:line-height="100.00%" fo:text-align="left" fo:margin-left="0.35pt" fo:text-indent="-0.35pt">
        <style:tab-stops>
          <style:tab-stop style:position="106.00pt" style:type="center"/>
          <style:tab-stop style:position="-0.35pt"/>
          <style:tab-stop style:position="421121.30pt" style:type="right"/>
          <style:tab-stop style:position="12.45pt"/>
        </style:tab-stops>
      </style:paragraph-properties>
    </style:style>
    <style:style style:name="P129" style:family="paragraph">
      <style:paragraph-properties fo:line-height="100.00%" fo:text-align="left"/>
    </style:style>
    <style:style style:name="P130" style:family="paragraph">
      <style:paragraph-properties fo:line-height="100.00%" fo:text-align="left" fo:margin-left="0.35pt" fo:text-indent="-0.35pt">
        <style:tab-stops>
          <style:tab-stop style:position="106.00pt" style:type="center"/>
          <style:tab-stop style:position="-0.35pt"/>
          <style:tab-stop style:position="421121.30pt" style:type="right"/>
          <style:tab-stop style:position="12.45pt"/>
        </style:tab-stops>
      </style:paragraph-properties>
    </style:style>
    <style:style style:name="P131" style:family="paragraph">
      <style:paragraph-properties fo:line-height="100.00%" fo:text-align="left"/>
    </style:style>
    <style:style style:name="P132" style:family="paragraph">
      <style:paragraph-properties fo:line-height="100.00%" fo:text-align="left" fo:margin-top="5.00pt" fo:margin-bottom="5.00pt"/>
    </style:style>
    <style:style style:name="P133"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34" style:family="paragraph">
      <style:paragraph-properties fo:line-height="100.00%" fo:text-align="center"/>
    </style:style>
    <style:style style:name="P135" style:family="paragraph">
      <style:paragraph-properties fo:line-height="100.00%" fo:text-align="left"/>
    </style:style>
    <style:style style:name="P136"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37"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38" style:family="paragraph">
      <style:paragraph-properties fo:line-height="100.00%" fo:text-align="left"/>
    </style:style>
    <style:style style:name="P139"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40" style:family="paragraph">
      <style:paragraph-properties fo:line-height="100.00%" fo:text-align="left"/>
    </style:style>
    <style:style style:name="P141"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42" style:family="paragraph">
      <style:paragraph-properties fo:line-height="100.00%" fo:text-align="left"/>
    </style:style>
    <style:style style:name="P143"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44" style:family="paragraph">
      <style:paragraph-properties fo:line-height="100.00%" fo:text-align="left"/>
    </style:style>
    <style:style style:name="P145"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46" style:family="paragraph">
      <style:paragraph-properties fo:line-height="100.00%" fo:text-align="left" fo:margin-left="0.35pt" fo:text-indent="-0.35pt">
        <style:tab-stops>
          <style:tab-stop style:position="91.80pt" style:type="center"/>
          <style:tab-stop style:position="-0.35pt"/>
          <style:tab-stop style:position="421121.30pt" style:type="right"/>
          <style:tab-stop style:position="12.45pt"/>
        </style:tab-stops>
      </style:paragraph-properties>
    </style:style>
    <style:style style:name="P147" style:family="paragraph">
      <style:paragraph-properties fo:line-height="100.00%" fo:text-align="left"/>
    </style:style>
    <style:style style:name="P148" style:family="paragraph">
      <style:paragraph-properties fo:line-height="100.00%" fo:text-align="left" fo:margin-left="0.35pt" fo:text-indent="-0.35pt">
        <style:tab-stops>
          <style:tab-stop style:position="91.80pt" style:type="center"/>
          <style:tab-stop style:position="-0.35pt"/>
          <style:tab-stop style:position="421121.30pt" style:type="right"/>
          <style:tab-stop style:position="12.45pt"/>
        </style:tab-stops>
      </style:paragraph-properties>
    </style:style>
    <style:style style:name="P149" style:family="paragraph">
      <style:paragraph-properties fo:line-height="100.00%" fo:text-align="left"/>
    </style:style>
    <style:style style:name="P150" style:family="paragraph">
      <style:paragraph-properties fo:line-height="100.00%" fo:text-align="left" fo:margin-top="5.00pt" fo:margin-bottom="5.00pt"/>
    </style:style>
    <style:style style:name="P151"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52" style:family="paragraph">
      <style:paragraph-properties fo:line-height="100.00%" fo:text-align="center"/>
    </style:style>
    <style:style style:name="P153" style:family="paragraph">
      <style:paragraph-properties fo:line-height="100.00%" fo:text-align="left"/>
    </style:style>
    <style:style style:name="P154"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55"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56" style:family="paragraph">
      <style:paragraph-properties fo:line-height="100.00%" fo:text-align="left"/>
    </style:style>
    <style:style style:name="P157"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58" style:family="paragraph">
      <style:paragraph-properties fo:line-height="100.00%" fo:text-align="left"/>
    </style:style>
    <style:style style:name="P159"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60" style:family="paragraph">
      <style:paragraph-properties fo:line-height="100.00%" fo:text-align="left"/>
    </style:style>
    <style:style style:name="P161"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62" style:family="paragraph">
      <style:paragraph-properties fo:line-height="100.00%" fo:text-align="left"/>
    </style:style>
    <style:style style:name="P163"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64" style:family="paragraph">
      <style:paragraph-properties fo:line-height="100.00%" fo:text-align="left" fo:margin-left="0.35pt" fo:text-indent="-0.35pt">
        <style:tab-stops>
          <style:tab-stop style:position="91.80pt" style:type="center"/>
          <style:tab-stop style:position="-0.35pt"/>
          <style:tab-stop style:position="421121.30pt" style:type="right"/>
          <style:tab-stop style:position="12.45pt"/>
        </style:tab-stops>
      </style:paragraph-properties>
    </style:style>
    <style:style style:name="P165" style:family="paragraph">
      <style:paragraph-properties fo:line-height="100.00%" fo:text-align="left"/>
    </style:style>
    <style:style style:name="P166" style:family="paragraph">
      <style:paragraph-properties fo:line-height="100.00%" fo:text-align="left" fo:margin-left="0.35pt" fo:text-indent="-0.35pt">
        <style:tab-stops>
          <style:tab-stop style:position="91.80pt" style:type="center"/>
          <style:tab-stop style:position="-0.35pt"/>
          <style:tab-stop style:position="421121.30pt" style:type="right"/>
          <style:tab-stop style:position="12.45pt"/>
        </style:tab-stops>
      </style:paragraph-properties>
    </style:style>
    <style:style style:name="P167" style:family="paragraph">
      <style:paragraph-properties fo:line-height="100.00%" fo:text-align="left"/>
    </style:style>
    <style:style style:name="P168" style:family="paragraph">
      <style:paragraph-properties fo:line-height="100.00%" fo:text-align="left" fo:margin-top="5.00pt" fo:margin-bottom="5.00pt"/>
    </style:style>
    <style:style style:name="P169"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70" style:family="paragraph">
      <style:paragraph-properties fo:line-height="100.00%" fo:text-align="center"/>
    </style:style>
    <style:style style:name="P171" style:family="paragraph">
      <style:paragraph-properties fo:line-height="100.00%" fo:text-align="left"/>
    </style:style>
    <style:style style:name="P172" style:family="paragraph">
      <style:paragraph-properties fo:line-height="100.00%" fo:text-align="left"/>
    </style:style>
    <style:style style:name="P173"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74"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75" style:family="paragraph">
      <style:paragraph-properties fo:line-height="100.00%" fo:text-align="left"/>
    </style:style>
    <style:style style:name="P176"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77" style:family="paragraph">
      <style:paragraph-properties fo:line-height="100.00%" fo:text-align="left"/>
    </style:style>
    <style:style style:name="P178"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79" style:family="paragraph">
      <style:paragraph-properties fo:line-height="100.00%" fo:text-align="left"/>
    </style:style>
    <style:style style:name="P180"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81" style:family="paragraph">
      <style:paragraph-properties fo:line-height="100.00%" fo:text-align="left"/>
    </style:style>
    <style:style style:name="P182" style:family="paragraph">
      <style:paragraph-properties fo:line-height="100.00%" fo:text-align="left" fo:margin-left="0.35pt" fo:text-indent="-0.35pt">
        <style:tab-stops>
          <style:tab-stop style:position="91.80pt" style:type="center"/>
          <style:tab-stop style:position="-0.35pt"/>
        </style:tab-stops>
      </style:paragraph-properties>
    </style:style>
    <style:style style:name="P183" style:family="paragraph">
      <style:paragraph-properties fo:line-height="100.00%" fo:text-align="left" fo:margin-left="0.35pt" fo:text-indent="-0.35pt">
        <style:tab-stops>
          <style:tab-stop style:position="91.80pt" style:type="center"/>
          <style:tab-stop style:position="-0.35pt"/>
          <style:tab-stop style:position="421121.30pt" style:type="right"/>
          <style:tab-stop style:position="12.45pt"/>
        </style:tab-stops>
      </style:paragraph-properties>
    </style:style>
    <style:style style:name="P184" style:family="paragraph">
      <style:paragraph-properties fo:line-height="100.00%" fo:text-align="left"/>
    </style:style>
    <style:style style:name="P185" style:family="paragraph">
      <style:paragraph-properties fo:line-height="100.00%" fo:text-align="left" fo:margin-left="0.35pt" fo:text-indent="-0.35pt">
        <style:tab-stops>
          <style:tab-stop style:position="91.80pt" style:type="center"/>
          <style:tab-stop style:position="-0.35pt"/>
          <style:tab-stop style:position="421121.30pt" style:type="right"/>
          <style:tab-stop style:position="12.45pt"/>
        </style:tab-stops>
      </style:paragraph-properties>
    </style:style>
    <style:style style:name="P186" style:family="paragraph">
      <style:paragraph-properties fo:line-height="100.00%" fo:text-align="left"/>
    </style:style>
    <style:style style:name="P187" style:family="paragraph">
      <style:paragraph-properties fo:line-height="100.00%" fo:text-align="left" fo:margin-left="0.35pt" fo:text-indent="-0.35pt">
        <style:tab-stops>
          <style:tab-stop style:position="91.80pt" style:type="center"/>
          <style:tab-stop style:position="-0.35pt"/>
          <style:tab-stop style:position="421121.30pt" style:type="right"/>
          <style:tab-stop style:position="12.45pt"/>
        </style:tab-stops>
      </style:paragraph-properties>
    </style:style>
    <style:style style:name="P188" style:family="paragraph">
      <style:paragraph-properties fo:line-height="100.00%" fo:text-align="left"/>
    </style:style>
    <style:style style:name="P189" style:family="paragraph">
      <style:paragraph-properties fo:line-height="100.00%" fo:text-align="left" fo:margin-top="5.00pt" fo:margin-bottom="5.00pt"/>
    </style:style>
    <style:style style:name="P190"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191" style:family="paragraph">
      <style:paragraph-properties fo:line-height="100.00%" fo:text-align="center"/>
    </style:style>
    <style:style style:name="P192" style:family="paragraph">
      <style:paragraph-properties fo:line-height="100.00%" fo:text-align="left"/>
    </style:style>
    <style:style style:name="P193"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194" style:family="paragraph">
      <style:paragraph-properties fo:line-height="100.00%" fo:text-align="left"/>
    </style:style>
    <style:style style:name="P195"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196" style:family="paragraph">
      <style:paragraph-properties fo:line-height="100.00%" fo:text-align="left"/>
    </style:style>
    <style:style style:name="P197"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198" style:family="paragraph">
      <style:paragraph-properties fo:line-height="100.00%" fo:text-align="left"/>
    </style:style>
    <style:style style:name="P199"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00" style:family="paragraph">
      <style:paragraph-properties fo:line-height="100.00%" fo:text-align="left"/>
    </style:style>
    <style:style style:name="P201"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02" style:family="paragraph">
      <style:paragraph-properties fo:line-height="100.00%" fo:text-align="left" fo:margin-left="0.50pt" fo:text-indent="-0.50pt">
        <style:tab-stops>
          <style:tab-stop style:position="91.65pt" style:type="center"/>
          <style:tab-stop style:position="-0.50pt"/>
          <style:tab-stop style:position="419429.90pt" style:type="right"/>
          <style:tab-stop style:position="-0.50pt"/>
        </style:tab-stops>
      </style:paragraph-properties>
    </style:style>
    <style:style style:name="P203" style:family="paragraph">
      <style:paragraph-properties fo:line-height="100.00%" fo:text-align="left"/>
    </style:style>
    <style:style style:name="P204" style:family="paragraph">
      <style:paragraph-properties fo:line-height="100.00%" fo:text-align="left" fo:margin-left="0.50pt" fo:text-indent="-0.50pt">
        <style:tab-stops>
          <style:tab-stop style:position="91.65pt" style:type="center"/>
          <style:tab-stop style:position="-0.50pt"/>
          <style:tab-stop style:position="419429.90pt" style:type="right"/>
          <style:tab-stop style:position="-0.50pt"/>
        </style:tab-stops>
      </style:paragraph-properties>
    </style:style>
    <style:style style:name="P205" style:family="paragraph">
      <style:paragraph-properties fo:line-height="100.00%" fo:text-align="left" fo:margin-top="5.00pt" fo:margin-bottom="5.00pt"/>
    </style:style>
    <style:style style:name="P206"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07" style:family="paragraph">
      <style:paragraph-properties fo:line-height="100.00%" fo:text-align="center"/>
    </style:style>
    <style:style style:name="P208"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09" style:family="paragraph">
      <style:paragraph-properties fo:line-height="100.00%" fo:text-align="left"/>
    </style:style>
    <style:style style:name="P210"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11" style:family="paragraph">
      <style:paragraph-properties fo:line-height="100.00%" fo:text-align="left"/>
    </style:style>
    <style:style style:name="P212"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13" style:family="paragraph">
      <style:paragraph-properties fo:line-height="100.00%" fo:text-align="left"/>
    </style:style>
    <style:style style:name="P214"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15" style:family="paragraph">
      <style:paragraph-properties fo:line-height="100.00%" fo:text-align="left"/>
    </style:style>
    <style:style style:name="P216"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17" style:family="paragraph">
      <style:paragraph-properties fo:line-height="100.00%" fo:text-align="left" fo:margin-left="0.50pt" fo:text-indent="-0.50pt">
        <style:tab-stops>
          <style:tab-stop style:position="71.25pt" style:type="center"/>
          <style:tab-stop style:position="-0.50pt"/>
          <style:tab-stop style:position="419429.90pt" style:type="right"/>
          <style:tab-stop style:position="-0.50pt"/>
        </style:tab-stops>
      </style:paragraph-properties>
    </style:style>
    <style:style style:name="P218" style:family="paragraph">
      <style:paragraph-properties fo:line-height="100.00%" fo:text-align="left"/>
    </style:style>
    <style:style style:name="P219" style:family="paragraph">
      <style:paragraph-properties fo:line-height="100.00%" fo:text-align="left" fo:margin-left="0.50pt" fo:text-indent="-0.50pt">
        <style:tab-stops>
          <style:tab-stop style:position="71.25pt" style:type="center"/>
          <style:tab-stop style:position="-0.50pt"/>
          <style:tab-stop style:position="419429.90pt" style:type="right"/>
          <style:tab-stop style:position="-0.50pt"/>
        </style:tab-stops>
      </style:paragraph-properties>
    </style:style>
    <style:style style:name="P220" style:family="paragraph">
      <style:paragraph-properties fo:line-height="100.00%" fo:text-align="left" fo:margin-top="5.00pt" fo:margin-bottom="5.00pt"/>
    </style:style>
    <style:style style:name="P221"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22" style:family="paragraph">
      <style:paragraph-properties fo:line-height="100.00%" fo:text-align="center"/>
    </style:style>
    <style:style style:name="P223" style:family="paragraph">
      <style:paragraph-properties fo:line-height="100.00%" fo:text-align="left"/>
    </style:style>
    <style:style style:name="P224"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25" style:family="paragraph">
      <style:paragraph-properties fo:line-height="100.00%" fo:text-align="left"/>
    </style:style>
    <style:style style:name="P226"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27" style:family="paragraph">
      <style:paragraph-properties fo:line-height="100.00%" fo:text-align="left"/>
    </style:style>
    <style:style style:name="P228"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29" style:family="paragraph">
      <style:paragraph-properties fo:line-height="100.00%" fo:text-align="left"/>
    </style:style>
    <style:style style:name="P230"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31" style:family="paragraph">
      <style:paragraph-properties fo:line-height="100.00%" fo:text-align="left"/>
    </style:style>
    <style:style style:name="P232"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33" style:family="paragraph">
      <style:paragraph-properties fo:line-height="100.00%" fo:text-align="left" fo:margin-left="0.50pt" fo:text-indent="-0.50pt">
        <style:tab-stops>
          <style:tab-stop style:position="91.65pt" style:type="center"/>
          <style:tab-stop style:position="-0.50pt"/>
          <style:tab-stop style:position="419429.90pt" style:type="right"/>
          <style:tab-stop style:position="-0.50pt"/>
        </style:tab-stops>
      </style:paragraph-properties>
    </style:style>
    <style:style style:name="P234" style:family="paragraph">
      <style:paragraph-properties fo:line-height="100.00%" fo:text-align="left"/>
    </style:style>
    <style:style style:name="P235" style:family="paragraph">
      <style:paragraph-properties fo:line-height="100.00%" fo:text-align="left" fo:margin-left="0.50pt" fo:text-indent="-0.50pt">
        <style:tab-stops>
          <style:tab-stop style:position="91.65pt" style:type="center"/>
          <style:tab-stop style:position="-0.50pt"/>
          <style:tab-stop style:position="419429.90pt" style:type="right"/>
          <style:tab-stop style:position="-0.50pt"/>
        </style:tab-stops>
      </style:paragraph-properties>
    </style:style>
    <style:style style:name="P236" style:family="paragraph">
      <style:paragraph-properties fo:line-height="100.00%" fo:text-align="left" fo:margin-top="5.00pt" fo:margin-bottom="5.00pt"/>
    </style:style>
    <style:style style:name="P237"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38" style:family="paragraph">
      <style:paragraph-properties fo:line-height="100.00%" fo:text-align="center"/>
    </style:style>
    <style:style style:name="P239"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40" style:family="paragraph">
      <style:paragraph-properties fo:line-height="100.00%" fo:text-align="left"/>
    </style:style>
    <style:style style:name="P241"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42" style:family="paragraph">
      <style:paragraph-properties fo:line-height="100.00%" fo:text-align="left"/>
    </style:style>
    <style:style style:name="P243"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44" style:family="paragraph">
      <style:paragraph-properties fo:line-height="100.00%" fo:text-align="left"/>
    </style:style>
    <style:style style:name="P245"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46" style:family="paragraph">
      <style:paragraph-properties fo:line-height="100.00%" fo:text-align="left"/>
    </style:style>
    <style:style style:name="P247" style:family="paragraph">
      <style:paragraph-properties fo:line-height="100.00%" fo:text-align="left" fo:margin-left="0.50pt" fo:text-indent="-0.50pt">
        <style:tab-stops>
          <style:tab-stop style:position="71.25pt" style:type="center"/>
          <style:tab-stop style:position="-0.50pt"/>
        </style:tab-stops>
      </style:paragraph-properties>
    </style:style>
    <style:style style:name="P248" style:family="paragraph">
      <style:paragraph-properties fo:line-height="100.00%" fo:text-align="left" fo:margin-left="0.50pt" fo:text-indent="-0.50pt">
        <style:tab-stops>
          <style:tab-stop style:position="71.25pt" style:type="center"/>
          <style:tab-stop style:position="-0.50pt"/>
          <style:tab-stop style:position="419429.90pt" style:type="right"/>
          <style:tab-stop style:position="-0.50pt"/>
        </style:tab-stops>
      </style:paragraph-properties>
    </style:style>
    <style:style style:name="P249" style:family="paragraph">
      <style:paragraph-properties fo:line-height="100.00%" fo:text-align="left"/>
    </style:style>
    <style:style style:name="P250" style:family="paragraph">
      <style:paragraph-properties fo:line-height="100.00%" fo:text-align="left" fo:margin-left="0.50pt" fo:text-indent="-0.50pt">
        <style:tab-stops>
          <style:tab-stop style:position="71.25pt" style:type="center"/>
          <style:tab-stop style:position="-0.50pt"/>
          <style:tab-stop style:position="419429.90pt" style:type="right"/>
          <style:tab-stop style:position="-0.50pt"/>
        </style:tab-stops>
      </style:paragraph-properties>
    </style:style>
    <style:style style:name="P251" style:family="paragraph">
      <style:paragraph-properties fo:line-height="100.00%" fo:text-align="left" fo:margin-top="5.00pt" fo:margin-bottom="5.00pt"/>
    </style:style>
    <style:style style:name="P252"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53" style:family="paragraph">
      <style:paragraph-properties fo:line-height="100.00%" fo:text-align="center"/>
    </style:style>
    <style:style style:name="P254" style:family="paragraph">
      <style:paragraph-properties fo:line-height="100.00%" fo:text-align="left"/>
    </style:style>
    <style:style style:name="P255"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56" style:family="paragraph">
      <style:paragraph-properties fo:line-height="100.00%" fo:text-align="left"/>
    </style:style>
    <style:style style:name="P257"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58"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59" style:family="paragraph">
      <style:paragraph-properties fo:line-height="100.00%" fo:text-align="left"/>
    </style:style>
    <style:style style:name="P260"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61"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62" style:family="paragraph">
      <style:paragraph-properties fo:line-height="100.00%" fo:text-align="left"/>
    </style:style>
    <style:style style:name="P263"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64" style:family="paragraph">
      <style:paragraph-properties fo:line-height="100.00%" fo:text-align="left"/>
    </style:style>
    <style:style style:name="P265" style:family="paragraph">
      <style:paragraph-properties fo:line-height="100.00%" fo:text-align="left" fo:margin-left="0.50pt" fo:text-indent="-0.50pt">
        <style:tab-stops>
          <style:tab-stop style:position="91.65pt" style:type="center"/>
          <style:tab-stop style:position="-0.50pt"/>
        </style:tab-stops>
      </style:paragraph-properties>
    </style:style>
    <style:style style:name="P266" style:family="paragraph">
      <style:paragraph-properties fo:line-height="100.00%" fo:text-align="left" fo:margin-left="0.50pt" fo:text-indent="-0.50pt">
        <style:tab-stops>
          <style:tab-stop style:position="91.65pt" style:type="center"/>
          <style:tab-stop style:position="-0.50pt"/>
          <style:tab-stop style:position="419429.90pt" style:type="right"/>
          <style:tab-stop style:position="-0.50pt"/>
        </style:tab-stops>
      </style:paragraph-properties>
    </style:style>
    <style:style style:name="P267" style:family="paragraph">
      <style:paragraph-properties fo:line-height="100.00%" fo:text-align="left"/>
    </style:style>
    <style:style style:name="P268" style:family="paragraph">
      <style:paragraph-properties fo:line-height="100.00%" fo:text-align="left" fo:margin-left="0.50pt" fo:text-indent="-0.50pt">
        <style:tab-stops>
          <style:tab-stop style:position="91.65pt" style:type="center"/>
          <style:tab-stop style:position="-0.50pt"/>
          <style:tab-stop style:position="419429.90pt" style:type="right"/>
          <style:tab-stop style:position="-0.50pt"/>
        </style:tab-stops>
      </style:paragraph-properties>
    </style:style>
    <style:style style:name="P269" style:family="paragraph">
      <style:paragraph-properties fo:line-height="100.00%" fo:text-align="left" fo:margin-top="5.00pt" fo:margin-bottom="5.00pt"/>
    </style:style>
    <style:style style:name="P270" style:family="paragraph">
      <style:paragraph-properties fo:line-height="100.00%" fo:text-align="left" fo:margin-top="5.00pt" fo:margin-bottom="5.00pt"/>
    </style:style>
    <style:style style:name="P271" style:family="paragraph">
      <style:paragraph-properties fo:line-height="100.00%" fo:text-align="left" fo:margin-top="5.00pt" fo:margin-bottom="5.00pt"/>
    </style:style>
    <style:style style:name="P272" style:family="paragraph">
      <style:paragraph-properties fo:line-height="100.00%" fo:text-align="left"/>
    </style:style>
    <style:style style:name="TableColumn0100" style:family="table-column">
      <style:table-column-properties style:column-width="1.083333in"/>
    </style:style>
    <style:style style:name="TableColumn0101" style:family="table-column">
      <style:table-column-properties style:column-width="0.281250in"/>
    </style:style>
    <style:style style:name="TableColumn0102" style:family="table-column">
      <style:table-column-properties style:column-width="0.922222in"/>
    </style:style>
    <style:style style:name="TableColumn0103" style:family="table-column">
      <style:table-column-properties style:column-width="1.060417in"/>
    </style:style>
    <style:style style:name="TableColumn0104" style:family="table-column">
      <style:table-column-properties style:column-width="2.920833in"/>
    </style:style>
    <style:style style:name="Table01" style:family="table">
      <style:table-properties style:width="6.268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001"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0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004"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101" style:family="table-row">
      <style:table-row-properties/>
    </style:style>
    <style:style style:name="TableCell01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101"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1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104"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102" style:family="table-row">
      <style:table-row-properties/>
    </style:style>
    <style:style style:name="TableCell01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201"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2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204"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103" style:family="table-row">
      <style:table-row-properties/>
    </style:style>
    <style:style style:name="TableCell01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301"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3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304"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104" style:family="table-row">
      <style:table-row-properties/>
    </style:style>
    <style:style style:name="TableCell01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401"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4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404"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105" style:family="table-row">
      <style:table-row-properties/>
    </style:style>
    <style:style style:name="TableCell01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5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1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10504"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200" style:family="table-column">
      <style:table-column-properties style:column-width="0.996528in"/>
    </style:style>
    <style:style style:name="TableColumn0201" style:family="table-column">
      <style:table-column-properties style:column-width="1.374306in"/>
    </style:style>
    <style:style style:name="TableColumn0202" style:family="table-column">
      <style:table-column-properties style:column-width="1.297917in"/>
    </style:style>
    <style:style style:name="TableColumn0203" style:family="table-column">
      <style:table-column-properties style:column-width="2.599306in"/>
    </style:style>
    <style:style style:name="Table02" style:family="table">
      <style:table-properties style:width="6.2680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2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201" style:family="table-row">
      <style:table-row-properties/>
    </style:style>
    <style:style style:name="TableCell02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2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202" style:family="table-row">
      <style:table-row-properties/>
    </style:style>
    <style:style style:name="TableCell02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2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203" style:family="table-row">
      <style:table-row-properties/>
    </style:style>
    <style:style style:name="TableCell02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2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204" style:family="table-row">
      <style:table-row-properties/>
    </style:style>
    <style:style style:name="TableCell02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2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205" style:family="table-row">
      <style:table-row-properties/>
    </style:style>
    <style:style style:name="TableCell02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2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300" style:family="table-column">
      <style:table-column-properties style:column-width="1.083333in"/>
    </style:style>
    <style:style style:name="TableColumn0301" style:family="table-column">
      <style:table-column-properties style:column-width="1.377778in"/>
    </style:style>
    <style:style style:name="TableColumn0302" style:family="table-column">
      <style:table-column-properties style:column-width="1.279861in"/>
    </style:style>
    <style:style style:name="TableColumn0303" style:family="table-column">
      <style:table-column-properties style:column-width="2.527083in"/>
    </style:style>
    <style:style style:name="Table03" style:family="table">
      <style:table-properties style:width="6.268056in" fo:margin-left="0.000000in" style:writing-mode="lr" table:align="left" style:may-break-between-rows="true"/>
    </style:style>
    <style:style style:name="TableRow0300" style:family="table-row">
      <style:table-row-properties style:min-row-height="0.541667in"/>
    </style:style>
    <style:style style:name="TableCell03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3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301" style:family="table-row">
      <style:table-row-properties/>
    </style:style>
    <style:style style:name="TableCell03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3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302" style:family="table-row">
      <style:table-row-properties/>
    </style:style>
    <style:style style:name="TableCell03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3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303" style:family="table-row">
      <style:table-row-properties/>
    </style:style>
    <style:style style:name="TableCell03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3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304" style:family="table-row">
      <style:table-row-properties/>
    </style:style>
    <style:style style:name="TableCell03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3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305" style:family="table-row">
      <style:table-row-properties/>
    </style:style>
    <style:style style:name="TableCell03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3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400" style:family="table-column">
      <style:table-column-properties style:column-width="1.083333in"/>
    </style:style>
    <style:style style:name="TableColumn0401" style:family="table-column">
      <style:table-column-properties style:column-width="1.220833in"/>
    </style:style>
    <style:style style:name="TableColumn0402" style:family="table-column">
      <style:table-column-properties style:column-width="1.338194in"/>
    </style:style>
    <style:style style:name="TableColumn0403" style:family="table-column">
      <style:table-column-properties style:column-width="2.625694in"/>
    </style:style>
    <style:style style:name="Table04" style:family="table">
      <style:table-properties style:width="6.26805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4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401" style:family="table-row">
      <style:table-row-properties style:min-row-height="0.166667in"/>
    </style:style>
    <style:style style:name="TableCell04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4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402" style:family="table-row">
      <style:table-row-properties/>
    </style:style>
    <style:style style:name="TableCell04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4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403" style:family="table-row">
      <style:table-row-properties/>
    </style:style>
    <style:style style:name="TableCell04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4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404" style:family="table-row">
      <style:table-row-properties/>
    </style:style>
    <style:style style:name="TableCell04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4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405" style:family="table-row">
      <style:table-row-properties/>
    </style:style>
    <style:style style:name="TableCell04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4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500" style:family="table-column">
      <style:table-column-properties style:column-width="1.043750in"/>
    </style:style>
    <style:style style:name="TableColumn0501" style:family="table-column">
      <style:table-column-properties style:column-width="1.288194in"/>
    </style:style>
    <style:style style:name="TableColumn0502" style:family="table-column">
      <style:table-column-properties style:column-width="1.211806in"/>
    </style:style>
    <style:style style:name="TableColumn0503" style:family="table-column">
      <style:table-column-properties style:column-width="2.724306in"/>
    </style:style>
    <style:style style:name="Table05" style:family="table">
      <style:table-properties style:width="6.268056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5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501" style:family="table-row">
      <style:table-row-properties/>
    </style:style>
    <style:style style:name="TableCell05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5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502" style:family="table-row">
      <style:table-row-properties/>
    </style:style>
    <style:style style:name="TableCell05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5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503" style:family="table-row">
      <style:table-row-properties/>
    </style:style>
    <style:style style:name="TableCell05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5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504" style:family="table-row">
      <style:table-row-properties/>
    </style:style>
    <style:style style:name="TableCell05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5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505" style:family="table-row">
      <style:table-row-properties/>
    </style:style>
    <style:style style:name="TableCell05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5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600" style:family="table-column">
      <style:table-column-properties style:column-width="1.319444in"/>
    </style:style>
    <style:style style:name="TableColumn0601" style:family="table-column">
      <style:table-column-properties style:column-width="1.240278in"/>
    </style:style>
    <style:style style:name="TableColumn0602" style:family="table-column">
      <style:table-column-properties style:column-width="1.476389in"/>
    </style:style>
    <style:style style:name="TableColumn0603" style:family="table-column">
      <style:table-column-properties style:column-width="2.165972in"/>
    </style:style>
    <style:style style:name="Table06" style:family="table">
      <style:table-properties style:width="6.202083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6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601" style:family="table-row">
      <style:table-row-properties/>
    </style:style>
    <style:style style:name="TableCell06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6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602" style:family="table-row">
      <style:table-row-properties style:min-row-height="0.322917in"/>
    </style:style>
    <style:style style:name="TableCell06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6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603" style:family="table-row">
      <style:table-row-properties/>
    </style:style>
    <style:style style:name="TableCell06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6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604" style:family="table-row">
      <style:table-row-properties/>
    </style:style>
    <style:style style:name="TableCell06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6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605" style:family="table-row">
      <style:table-row-properties/>
    </style:style>
    <style:style style:name="TableCell06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6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700" style:family="table-column">
      <style:table-column-properties style:column-width="1.477083in"/>
    </style:style>
    <style:style style:name="TableColumn0701" style:family="table-column">
      <style:table-column-properties style:column-width="1.045139in"/>
    </style:style>
    <style:style style:name="TableColumn0702" style:family="table-column">
      <style:table-column-properties style:column-width="1.120139in"/>
    </style:style>
    <style:style style:name="TableColumn0703" style:family="table-column">
      <style:table-column-properties style:column-width="2.559722in"/>
    </style:style>
    <style:style style:name="Table07" style:family="table">
      <style:table-properties style:width="6.202083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7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701" style:family="table-row">
      <style:table-row-properties/>
    </style:style>
    <style:style style:name="TableCell07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7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702" style:family="table-row">
      <style:table-row-properties/>
    </style:style>
    <style:style style:name="TableCell07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7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703" style:family="table-row">
      <style:table-row-properties/>
    </style:style>
    <style:style style:name="TableCell07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7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704" style:family="table-row">
      <style:table-row-properties/>
    </style:style>
    <style:style style:name="TableCell07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7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705" style:family="table-row">
      <style:table-row-properties/>
    </style:style>
    <style:style style:name="TableCell07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7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800" style:family="table-column">
      <style:table-column-properties style:column-width="1.279861in"/>
    </style:style>
    <style:style style:name="TableColumn0801" style:family="table-column">
      <style:table-column-properties style:column-width="0.868750in"/>
    </style:style>
    <style:style style:name="TableColumn0802" style:family="table-column">
      <style:table-column-properties style:column-width="1.493750in"/>
    </style:style>
    <style:style style:name="TableColumn0803" style:family="table-column">
      <style:table-column-properties style:column-width="2.625694in"/>
    </style:style>
    <style:style style:name="Table08" style:family="table">
      <style:table-properties style:width="6.268056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8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801" style:family="table-row">
      <style:table-row-properties/>
    </style:style>
    <style:style style:name="TableCell08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8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802" style:family="table-row">
      <style:table-row-properties/>
    </style:style>
    <style:style style:name="TableCell08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8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803" style:family="table-row">
      <style:table-row-properties/>
    </style:style>
    <style:style style:name="TableCell08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8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804" style:family="table-row">
      <style:table-row-properties/>
    </style:style>
    <style:style style:name="TableCell08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8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805" style:family="table-row">
      <style:table-row-properties/>
    </style:style>
    <style:style style:name="TableCell08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8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0900" style:family="table-column">
      <style:table-column-properties style:column-width="1.279861in"/>
    </style:style>
    <style:style style:name="TableColumn0901" style:family="table-column">
      <style:table-column-properties style:column-width="0.971528in"/>
    </style:style>
    <style:style style:name="TableColumn0902" style:family="table-column">
      <style:table-column-properties style:column-width="1.588194in"/>
    </style:style>
    <style:style style:name="TableColumn0903" style:family="table-column">
      <style:table-column-properties style:column-width="2.428472in"/>
    </style:style>
    <style:style style:name="Table09" style:family="table">
      <style:table-properties style:width="6.268056in" fo:margin-left="0.000000in" style:writing-mode="lr" table:align="left" style:may-break-between-rows="true"/>
    </style:style>
    <style:style style:name="TableRow0900" style:family="table-row">
      <style:table-row-properties style:min-row-height="0.479167in"/>
    </style:style>
    <style:style style:name="TableCell09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9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901" style:family="table-row">
      <style:table-row-properties/>
    </style:style>
    <style:style style:name="TableCell09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9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902" style:family="table-row">
      <style:table-row-properties/>
    </style:style>
    <style:style style:name="TableCell09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9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903" style:family="table-row">
      <style:table-row-properties/>
    </style:style>
    <style:style style:name="TableCell09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9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904" style:family="table-row">
      <style:table-row-properties/>
    </style:style>
    <style:style style:name="TableCell09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09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0905" style:family="table-row">
      <style:table-row-properties/>
    </style:style>
    <style:style style:name="TableCell09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09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1000" style:family="table-column">
      <style:table-column-properties style:column-width="1.279861in"/>
    </style:style>
    <style:style style:name="TableColumn1001" style:family="table-column">
      <style:table-column-properties style:column-width="1.063194in"/>
    </style:style>
    <style:style style:name="TableColumn1002" style:family="table-column">
      <style:table-column-properties style:column-width="1.496528in"/>
    </style:style>
    <style:style style:name="TableColumn1003" style:family="table-column">
      <style:table-column-properties style:column-width="2.428472in"/>
    </style:style>
    <style:style style:name="Table10" style:family="table">
      <style:table-properties style:width="6.268056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0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0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1000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1001" style:family="table-row">
      <style:table-row-properties/>
    </style:style>
    <style:style style:name="TableCell1001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1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1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1001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1002" style:family="table-row">
      <style:table-row-properties/>
    </style:style>
    <style:style style:name="TableCell1002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2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2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1002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1003" style:family="table-row">
      <style:table-row-properties/>
    </style:style>
    <style:style style:name="TableCell1003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3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3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1003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1004" style:family="table-row">
      <style:table-row-properties/>
    </style:style>
    <style:style style:name="TableCell1004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4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402"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Cell100403" style:family="table-cell">
      <style:table-cell-properties fo:border-top="0.000000in solid #000000" fo:border-left="0.000000in solid #000000" fo:border-right="0.000000in solid #000000" fo:border-bottom="0.000000in solid #000000" fo:padding-left="0.004861in" fo:padding-right="0.004861in" fo:vertical-align="top" fo:background-color="# 0 0 0"/>
    </style:style>
    <style:style style:name="TableRow1005" style:family="table-row">
      <style:table-row-properties/>
    </style:style>
    <style:style style:name="TableCell1005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5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5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5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Row1006" style:family="table-row">
      <style:table-row-properties/>
    </style:style>
    <style:style style:name="TableCell100600"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601"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602"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ell100603" style:family="table-cell">
      <style:table-cell-properties fo:border-top="0.000000in solid #000000" fo:border-left="0.000000in solid #000000" fo:border-right="0.000000in solid #000000" fo:border-bottom="0.000000in solid #000000" fo:padding-left="0.004861in" fo:padding-right="0.004861in" fo:vertical-align="center" fo:background-color="#ffffff"/>
    </style:style>
    <style:style style:name="TableColumn1100" style:family="table-column">
      <style:table-column-properties style:column-width="1.279861in"/>
    </style:style>
    <style:style style:name="TableColumn1101" style:family="table-column">
      <style:table-column-properties style:column-width="1.063194in"/>
    </style:style>
    <style:style style:name="TableColumn1102" style:family="table-column">
      <style:table-column-properties style:column-width="1.496528in"/>
    </style:style>
    <style:style style:name="TableColumn1103" style:family="table-column">
      <style:table-column-properties style:column-width="2.428472in"/>
    </style:style>
    <style:style style:name="Table11" style:family="table">
      <style:table-properties style:width="6.268056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0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100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101" style:family="table-row">
      <style:table-row-properties/>
    </style:style>
    <style:style style:name="TableCell1101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1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101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102" style:family="table-row">
      <style:table-row-properties/>
    </style:style>
    <style:style style:name="TableCell1102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2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102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103" style:family="table-row">
      <style:table-row-properties/>
    </style:style>
    <style:style style:name="TableCell1103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3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103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104" style:family="table-row">
      <style:table-row-properties/>
    </style:style>
    <style:style style:name="TableCell1104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4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104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105" style:family="table-row">
      <style:table-row-properties/>
    </style:style>
    <style:style style:name="TableCell1105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5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502"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10503"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olumn1200" style:family="table-column">
      <style:table-column-properties style:column-width="0.996528in"/>
    </style:style>
    <style:style style:name="TableColumn1201" style:family="table-column">
      <style:table-column-properties style:column-width="1.374306in"/>
    </style:style>
    <style:style style:name="TableColumn1202" style:family="table-column">
      <style:table-column-properties style:column-width="1.297917in"/>
    </style:style>
    <style:style style:name="TableColumn1203" style:family="table-column">
      <style:table-column-properties style:column-width="2.599306in"/>
    </style:style>
    <style:style style:name="Table12" style:family="table">
      <style:table-properties style:width="6.268056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0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200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201" style:family="table-row">
      <style:table-row-properties/>
    </style:style>
    <style:style style:name="TableCell1201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1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201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202" style:family="table-row">
      <style:table-row-properties/>
    </style:style>
    <style:style style:name="TableCell1202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2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202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203" style:family="table-row">
      <style:table-row-properties/>
    </style:style>
    <style:style style:name="TableCell1203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3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203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204" style:family="table-row">
      <style:table-row-properties/>
    </style:style>
    <style:style style:name="TableCell1204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4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204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205" style:family="table-row">
      <style:table-row-properties/>
    </style:style>
    <style:style style:name="TableCell1205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5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502"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20503"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olumn1300" style:family="table-column">
      <style:table-column-properties style:column-width="1.279861in"/>
    </style:style>
    <style:style style:name="TableColumn1301" style:family="table-column">
      <style:table-column-properties style:column-width="1.063194in"/>
    </style:style>
    <style:style style:name="TableColumn1302" style:family="table-column">
      <style:table-column-properties style:column-width="1.496528in"/>
    </style:style>
    <style:style style:name="TableColumn1303" style:family="table-column">
      <style:table-column-properties style:column-width="2.428472in"/>
    </style:style>
    <style:style style:name="Table13" style:family="table">
      <style:table-properties style:width="6.268056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0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300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301" style:family="table-row">
      <style:table-row-properties/>
    </style:style>
    <style:style style:name="TableCell1301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1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301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302" style:family="table-row">
      <style:table-row-properties/>
    </style:style>
    <style:style style:name="TableCell1302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2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302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303" style:family="table-row">
      <style:table-row-properties/>
    </style:style>
    <style:style style:name="TableCell1303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3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303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304" style:family="table-row">
      <style:table-row-properties/>
    </style:style>
    <style:style style:name="TableCell1304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4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304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305" style:family="table-row">
      <style:table-row-properties/>
    </style:style>
    <style:style style:name="TableCell1305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5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502"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30503"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olumn1400" style:family="table-column">
      <style:table-column-properties style:column-width="0.996528in"/>
    </style:style>
    <style:style style:name="TableColumn1401" style:family="table-column">
      <style:table-column-properties style:column-width="1.374306in"/>
    </style:style>
    <style:style style:name="TableColumn1402" style:family="table-column">
      <style:table-column-properties style:column-width="1.297917in"/>
    </style:style>
    <style:style style:name="TableColumn1403" style:family="table-column">
      <style:table-column-properties style:column-width="2.599306in"/>
    </style:style>
    <style:style style:name="Table14" style:family="table">
      <style:table-properties style:width="6.268056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0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400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401" style:family="table-row">
      <style:table-row-properties/>
    </style:style>
    <style:style style:name="TableCell1401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1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401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402" style:family="table-row">
      <style:table-row-properties/>
    </style:style>
    <style:style style:name="TableCell1402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2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402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403" style:family="table-row">
      <style:table-row-properties/>
    </style:style>
    <style:style style:name="TableCell1403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3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403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404" style:family="table-row">
      <style:table-row-properties/>
    </style:style>
    <style:style style:name="TableCell1404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4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404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405" style:family="table-row">
      <style:table-row-properties/>
    </style:style>
    <style:style style:name="TableCell1405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5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502"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40503"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olumn1500" style:family="table-column">
      <style:table-column-properties style:column-width="1.279861in"/>
    </style:style>
    <style:style style:name="TableColumn1501" style:family="table-column">
      <style:table-column-properties style:column-width="1.063194in"/>
    </style:style>
    <style:style style:name="TableColumn1502" style:family="table-column">
      <style:table-column-properties style:column-width="1.496528in"/>
    </style:style>
    <style:style style:name="TableColumn1503" style:family="table-column">
      <style:table-column-properties style:column-width="2.428472in"/>
    </style:style>
    <style:style style:name="Table15" style:family="table">
      <style:table-properties style:width="6.268056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0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0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500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501" style:family="table-row">
      <style:table-row-properties/>
    </style:style>
    <style:style style:name="TableCell1501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1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1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501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502" style:family="table-row">
      <style:table-row-properties style:min-row-height="0.302083in"/>
    </style:style>
    <style:style style:name="TableCell1502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2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2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502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503" style:family="table-row">
      <style:table-row-properties/>
    </style:style>
    <style:style style:name="TableCell1503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3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3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503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504" style:family="table-row">
      <style:table-row-properties/>
    </style:style>
    <style:style style:name="TableCell1504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4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402"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Cell150403" style:family="table-cell">
      <style:table-cell-properties fo:border-top="0.000000in solid #000000" fo:border-left="0.000000in solid #000000" fo:border-right="0.000000in solid #000000" fo:border-bottom="0.000000in solid #000000" fo:padding-left="0.006944in" fo:padding-right="0.006944in" fo:vertical-align="top" fo:background-color="# 0 0 0"/>
    </style:style>
    <style:style style:name="TableRow1505" style:family="table-row">
      <style:table-row-properties/>
    </style:style>
    <style:style style:name="TableCell150500"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501"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502"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style:style style:name="TableCell150503" style:family="table-cell">
      <style:table-cell-properties fo:border-top="0.000000in solid #836967" fo:border-left="0.000000in solid #836967" fo:border-right="0.000000in solid #836967" fo:border-bottom="0.000000in solid #836967" fo:padding-left="0.006944in" fo:padding-right="0.006944in" fo:vertical-align="center" fo:background-color="#ffffff"/>
    </style:style>
  </office:automatic-styles>
  <office:body>
    <office:text>
      <text:p text:style-name="P1"><text:span text:style-name="T1">Acceptatietests voor CodeCampus Dashboard</text:span></text:p>
      <text:p text:style-name="P1"><text:span text:style-name="T2">Inleiding</text:span></text:p>
      <text:p text:style-name="P1"><text:span text:style-name="T3">Dit document bevat verschillende testplannen voor de CodeCampus Dashboard applicatie. Volg de scenario's stap voor stap en vul de resultaten in. Na afloop van de tests schrijf je een testrapport met je bevindingen.</text:span></text:p>
      <text:p text:style-name="P2"><text:span text:style-name="T3"/></text:p>
      <text:p text:style-name="P3"><text:span text:style-name="T4">Testplan 1: cursussen zoeken</text:span></text:p>
      <text:p text:style-name="P3"><text:span text:style-name="T5">Functionaliteit</text:span></text:p>
      <text:p text:style-name="P3"><text:span text:style-name="T6">Cursussen kunnen zoeken op titel of trefwoord</text:span></text:p>
      <text:p text:style-name="P3"><text:span text:style-name="T7">Doel van de test</text:span></text:p>
      <text:p text:style-name="P3"><text:span text:style-name="T7">Testdata</text:span></text:p>
      <text:p text:style-name="P4"><text:span text:style-name="T8">Positief data= Java</text:span></text:p>
      <text:p text:style-name="P4"><text:span text:style-name="T8">Foutieve data = Jaha</text:span><text:span text:style-name="T9"/></text:p>
      <text:p text:style-name="P5"><text:span text:style-name="T10">Scenario 1 -- Positief: Dashboard correct laden</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row table:style-name="TableRow0100">
          <table:table-cell table:style-name="TableCell010000" table:number-columns-spanned="2">
            <text:p text:style-name="P7"><text:span text:style-name="T12">Actie</text:span><text:span text:style-name="T13"/></text:p>
          </table:table-cell>
          <table:covered-table-cell/>
          <table:table-cell table:style-name="TableCell010002" table:number-columns-spanned="3">
            <text:p text:style-name="P7"><text:span text:style-name="T14">1. Open de applicatie.</text:span></text:p>
            <text:p text:style-name="P7"><text:span text:style-name="T14">2. je klikt op de zoekbalk</text:span></text:p>
            <text:p text:style-name="P7"><text:span text:style-name="T14">3. Type hier het trefwoord 'java'</text:span><text:span text:style-name="T15"/></text:p>
          </table:table-cell>
          <table:covered-table-cell/>
          <table:covered-table-cell/>
        </table:table-row>
        <table:table-row table:style-name="TableRow0101">
          <table:table-cell table:style-name="TableCell010100" table:number-columns-spanned="2">
            <text:p text:style-name="P9"><text:span text:style-name="T16">Scenario</text:span><text:span text:style-name="T17"/></text:p>
          </table:table-cell>
          <table:covered-table-cell/>
          <table:table-cell table:style-name="TableCell010102" table:number-columns-spanned="3">
            <text:p text:style-name="P9"><text:span text:style-name="T18">cursussen kunnen zoeken op titel of trefwoord</text:span><text:span text:style-name="T19"/></text:p>
          </table:table-cell>
          <table:covered-table-cell/>
          <table:covered-table-cell/>
        </table:table-row>
        <table:table-row table:style-name="TableRow0102">
          <table:table-cell table:style-name="TableCell010200" table:number-columns-spanned="2">
            <text:p text:style-name="P11"><text:span text:style-name="T20">Verwachte</text:span></text:p>
            <text:p text:style-name="P11"><text:span text:style-name="T20">resultaat</text:span><text:span text:style-name="T21"/></text:p>
          </table:table-cell>
          <table:covered-table-cell/>
          <table:table-cell table:style-name="TableCell010202" table:number-columns-spanned="3">
            <text:p text:style-name="P11"><text:span text:style-name="T22">Alle cursussen met het trefwoord 'java'of titel 'java'worden op het scherm getoond.</text:span><text:span text:style-name="T23"/></text:p>
          </table:table-cell>
          <table:covered-table-cell/>
          <table:covered-table-cell/>
        </table:table-row>
        <table:table-row table:style-name="TableRow0103">
          <table:table-cell table:style-name="TableCell010300" table:number-columns-spanned="2">
            <text:p text:style-name="P13"><text:span text:style-name="T24">Werkelijk resultaat</text:span><text:span text:style-name="T25"/></text:p>
          </table:table-cell>
          <table:covered-table-cell/>
          <table:table-cell table:style-name="TableCell010302" table:number-columns-spanned="3">
            <text:p text:style-name="P13"><text:span text:style-name="T26">Alle cursussen met het trefwoord 'java'of titel 'java'worden op het scherm getoond.</text:span><text:span text:style-name="T27"/></text:p>
          </table:table-cell>
          <table:covered-table-cell/>
          <table:covered-table-cell/>
        </table:table-row>
        <table:table-row table:style-name="TableRow0104">
          <table:table-cell table:style-name="TableCell010400" table:number-columns-spanned="2">
            <text:p text:style-name="P15"><text:span text:style-name="T28">Aanpassingen</text:span><text:span text:style-name="T29"/></text:p>
          </table:table-cell>
          <table:covered-table-cell/>
          <table:table-cell table:style-name="TableCell010402" table:number-columns-spanned="3">
            <text:p text:style-name="P15"><text:span text:style-name="T29">nvt</text:span></text:p>
          </table:table-cell>
          <table:covered-table-cell/>
          <table:covered-table-cell/>
        </table:table-row>
        <table:table-row table:style-name="TableRow0105">
          <table:table-cell table:style-name="TableCell010500">
            <text:p text:style-name="P18"><text:span text:style-name="T30">Uitvoering</text:span><text:span text:style-name="T31"/></text:p>
          </table:table-cell>
          <table:table-cell table:style-name="TableCell010501" table:number-columns-spanned="2">
            <text:p text:style-name="P18"><text:span text:style-name="T32">Uren:</text:span><text:span text:style-name="T33"/></text:p>
          </table:table-cell>
          <table:covered-table-cell/>
          <table:table-cell table:style-name="TableCell010503">
            <text:p text:style-name="P18"><text:span text:style-name="T34">Door: Marley</text:span><text:span text:style-name="T35"/></text:p>
          </table:table-cell>
          <table:table-cell table:style-name="TableCell010504">
            <text:p text:style-name="P18"><text:span text:style-name="T36">Prioriteit:</text:span><text:span text:style-name="T37"/></text:p>
          </table:table-cell>
        </table:table-row>
      </table:table>
      <text:p text:style-name="P20"><text:span text:style-name="T38"/></text:p>
      <text:p text:style-name="P21"><text:span text:style-name="T38"><text:s/></text:span></text:p>
      <text:p text:style-name="P21"><text:span text:style-name="T38"/></text:p>
      <text:p text:style-name="P22"><text:span text:style-name="T38">Scenario 2 -- Alternatief: Type fout</text:span></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24"><text:span text:style-name="T40">Actie</text:span><text:span text:style-name="T41"/></text:p>
          </table:table-cell>
          <table:table-cell table:style-name="TableCell020001" table:number-columns-spanned="3">
            <text:p text:style-name="P24"><text:span text:style-name="T42">1. je typt in de zoekbalk een niet kloppend volghorde</text:span><text:span text:style-name="T43"/></text:p>
          </table:table-cell>
          <table:covered-table-cell/>
          <table:covered-table-cell/>
        </table:table-row>
        <table:table-row table:style-name="TableRow0201">
          <table:table-cell table:style-name="TableCell020100">
            <text:p text:style-name="P27"><text:span text:style-name="T44">Scenario</text:span><text:span text:style-name="T45"/></text:p>
          </table:table-cell>
          <table:table-cell table:style-name="TableCell020101" table:number-columns-spanned="3">
            <text:p text:style-name="P27"><text:span text:style-name="T46">Type fout: jaha</text:span><text:span text:style-name="T47"/></text:p>
          </table:table-cell>
          <table:covered-table-cell/>
          <table:covered-table-cell/>
        </table:table-row>
        <table:table-row table:style-name="TableRow0202">
          <table:table-cell table:style-name="TableCell020200">
            <text:p text:style-name="P29"><text:span text:style-name="T48">Verwacht resultaat</text:span><text:span text:style-name="T49"/></text:p>
          </table:table-cell>
          <table:table-cell table:style-name="TableCell020201" table:number-columns-spanned="3">
            <text:p text:style-name="P29"><text:span text:style-name="T50">er staat: Geen cursussen gevonden</text:span><text:span text:style-name="T51"/></text:p>
          </table:table-cell>
          <table:covered-table-cell/>
          <table:covered-table-cell/>
        </table:table-row>
        <table:table-row table:style-name="TableRow0203">
          <table:table-cell table:style-name="TableCell020300">
            <text:p text:style-name="P31"><text:span text:style-name="T52">Werkelijk resultaat</text:span><text:span text:style-name="T53"/></text:p>
          </table:table-cell>
          <table:table-cell table:style-name="TableCell020301" table:number-columns-spanned="3">
            <text:p text:style-name="P31"><text:span text:style-name="T54">er staat: Geen cursussen gevonden</text:span><text:span text:style-name="T55"/></text:p>
          </table:table-cell>
          <table:covered-table-cell/>
          <table:covered-table-cell/>
        </table:table-row>
        <table:table-row table:style-name="TableRow0204">
          <table:table-cell table:style-name="TableCell020400">
            <text:p text:style-name="P33"><text:span text:style-name="T56">Aanpassingen</text:span><text:span text:style-name="T57"/></text:p>
          </table:table-cell>
          <table:table-cell table:style-name="TableCell020401" table:number-columns-spanned="3">
            <text:p text:style-name="P33"><text:span text:style-name="T57"/></text:p>
          </table:table-cell>
          <table:covered-table-cell/>
          <table:covered-table-cell/>
        </table:table-row>
        <table:table-row table:style-name="TableRow0205">
          <table:table-cell table:style-name="TableCell020500">
            <text:p text:style-name="P36"><text:span text:style-name="T58">Uitvoering</text:span><text:span text:style-name="T59"/></text:p>
          </table:table-cell>
          <table:table-cell table:style-name="TableCell020501">
            <text:p text:style-name="P36"><text:span text:style-name="T60">Uren:</text:span><text:span text:style-name="T61"/></text:p>
          </table:table-cell>
          <table:table-cell table:style-name="TableCell020502">
            <text:p text:style-name="P36"><text:span text:style-name="T62">Door: Marley</text:span><text:span text:style-name="T63"/></text:p>
          </table:table-cell>
          <table:table-cell table:style-name="TableCell020503">
            <text:p text:style-name="P36"><text:span text:style-name="T64">Prioriteit:</text:span><text:span text:style-name="T65"/></text:p>
          </table:table-cell>
        </table:table-row>
      </table:table>
      <text:p text:style-name="P38"><text:span text:style-name="T66"/></text:p>
      <text:p text:style-name="P38"><text:span text:style-name="T67"><text:s/></text:span></text:p>
      <text:p text:style-name="P38"><text:span text:style-name="T67"/></text:p>
      <text:p text:style-name="P39"><text:span text:style-name="T67">Testplan 2: Cursussen sorteren</text:span></text:p>
      <text:p text:style-name="P39"><text:span text:style-name="T68">Functionaliteit</text:span></text:p>
      <text:p text:style-name="P39"><text:span text:style-name="T69">Sorteren van cursussen op verschillende criteria</text:span></text:p>
      <text:p text:style-name="P39"><text:span text:style-name="T70">Doel van de test</text:span></text:p>
      <text:p text:style-name="P39"><text:span text:style-name="T71">Controleren of het sorteren van de cursussen werkt</text:span></text:p>
      <text:p text:style-name="P39"><text:span text:style-name="T72">Testdata</text:span></text:p>
      <text:list text:style-name="L40">
        <text:list-item>
          <text:p text:style-name="P40"><text:span text:style-name="T73">Sorteren op "populariteit"</text:span></text:p>
        </text:list-item>
        <text:list-item>
          <text:p text:style-name="P40"><text:span text:style-name="T74">Sorteren op "rating"</text:span><text:span text:style-name="T75"/></text:p>
        </text:list-item>
        <text:list-item>
          <text:p text:style-name="P40"><text:span text:style-name="T76">Sorteren op "duur"</text:span><text:span text:style-name="T77"/></text:p>
        </text:list-item>
      </text:list>
      <text:p text:style-name="P41"><text:span text:style-name="T78">Scenario 1 -- Positief: Sorteren op "Populariteit"</text:span></text:p>
      <table:table table:style-name="Table03">
        <table:table-column table:style-name="TableColumn0300"/>
        <table:table-column table:style-name="TableColumn0301"/>
        <table:table-column table:style-name="TableColumn0302"/>
        <table:table-column table:style-name="TableColumn0303"/>
        <table:table-row table:style-name="TableRow0300">
          <table:table-cell table:style-name="TableCell030000">
            <text:p text:style-name="P43"><text:span text:style-name="T80">Actie</text:span><text:span text:style-name="T81"/></text:p>
          </table:table-cell>
          <table:table-cell table:style-name="TableCell030001" table:number-columns-spanned="3">
            <text:p text:style-name="P44"><text:span text:style-name="T82">1. Open de applicatie</text:span></text:p>
            <text:p text:style-name="P44"><text:span text:style-name="T82">2. Wacht tot het dashboard is geladen</text:span></text:p>
            <text:p text:style-name="P44"><text:span text:style-name="T82">3. Klik op de dropdown menu "Sorteren op"</text:span></text:p>
            <text:p text:style-name="P44"><text:span text:style-name="T82">4. Klik op de filterknop "Populariteit"</text:span><text:span text:style-name="T83"/></text:p>
          </table:table-cell>
          <table:covered-table-cell/>
          <table:covered-table-cell/>
        </table:table-row>
        <table:table-row table:style-name="TableRow0301">
          <table:table-cell table:style-name="TableCell030100">
            <text:p text:style-name="P47"><text:span text:style-name="T84">Scenario</text:span><text:span text:style-name="T85"/></text:p>
          </table:table-cell>
          <table:table-cell table:style-name="TableCell030101" table:number-columns-spanned="3">
            <text:p text:style-name="P47"><text:span text:style-name="T86">Sorteren op populariteit</text:span><text:span text:style-name="T87"/></text:p>
          </table:table-cell>
          <table:covered-table-cell/>
          <table:covered-table-cell/>
        </table:table-row>
        <table:table-row table:style-name="TableRow0302">
          <table:table-cell table:style-name="TableCell030200">
            <text:p text:style-name="P49"><text:span text:style-name="T88">Verwacht resultaat</text:span><text:span text:style-name="T89"/></text:p>
          </table:table-cell>
          <table:table-cell table:style-name="TableCell030201" table:number-columns-spanned="3">
            <text:p text:style-name="P49"><text:span text:style-name="T90">Alle cursussen worden gesorteerd op<text:s text:c="2"/>"Populariteit" van meeste naar minste</text:span><text:span text:style-name="T91"/></text:p>
          </table:table-cell>
          <table:covered-table-cell/>
          <table:covered-table-cell/>
        </table:table-row>
        <table:table-row table:style-name="TableRow0303">
          <table:table-cell table:style-name="TableCell030300">
            <text:p text:style-name="P51"><text:span text:style-name="T92">Werkelijk resultaat</text:span><text:span text:style-name="T93"/></text:p>
          </table:table-cell>
          <table:table-cell table:style-name="TableCell030301" table:number-columns-spanned="3">
            <text:p text:style-name="P51"><text:span text:style-name="T94">Alle cursussen worden gesorteerd op<text:s text:c="2"/>"Populariteit" van meeste naar minste</text:span><text:span text:style-name="T95"/></text:p>
          </table:table-cell>
          <table:covered-table-cell/>
          <table:covered-table-cell/>
        </table:table-row>
        <table:table-row table:style-name="TableRow0304">
          <table:table-cell table:style-name="TableCell030400">
            <text:p text:style-name="P53"><text:span text:style-name="T96">Aanpassingen</text:span><text:span text:style-name="T97"/></text:p>
          </table:table-cell>
          <table:table-cell table:style-name="TableCell030401" table:number-columns-spanned="3">
            <text:p text:style-name="P53"><text:span text:style-name="T97"/></text:p>
          </table:table-cell>
          <table:covered-table-cell/>
          <table:covered-table-cell/>
        </table:table-row>
        <table:table-row table:style-name="TableRow0305">
          <table:table-cell table:style-name="TableCell030500">
            <text:p text:style-name="P56"><text:span text:style-name="T98">Uitvoering</text:span><text:span text:style-name="T99"/></text:p>
          </table:table-cell>
          <table:table-cell table:style-name="TableCell030501">
            <text:p text:style-name="P56"><text:span text:style-name="T100">Uren:</text:span><text:span text:style-name="T101"/></text:p>
          </table:table-cell>
          <table:table-cell table:style-name="TableCell030502">
            <text:p text:style-name="P56"><text:span text:style-name="T102">Door: Marley</text:span><text:span text:style-name="T103"/></text:p>
          </table:table-cell>
          <table:table-cell table:style-name="TableCell030503">
            <text:p text:style-name="P56"><text:span text:style-name="T104">Prioriteit</text:span><text:span text:style-name="T105"/></text:p>
          </table:table-cell>
        </table:table-row>
      </table:table>
      <text:p text:style-name="P58"><text:span text:style-name="T106">Scenario 2 -- Positief: Sorteren op "Rating"</text:span></text:p>
      <table:table table:style-name="Table04">
        <table:table-column table:style-name="TableColumn0400"/>
        <table:table-column table:style-name="TableColumn0401"/>
        <table:table-column table:style-name="TableColumn0402"/>
        <table:table-column table:style-name="TableColumn0403"/>
        <table:table-row table:style-name="TableRow0400">
          <table:table-cell table:style-name="TableCell040000">
            <text:p text:style-name="P60"><text:span text:style-name="T108">Actie</text:span><text:span text:style-name="T109"/></text:p>
          </table:table-cell>
          <table:table-cell table:style-name="TableCell040001" table:number-columns-spanned="3">
            <text:p text:style-name="P61"><text:span text:style-name="T110">1. Open de applicatie</text:span></text:p>
            <text:p text:style-name="P61"><text:span text:style-name="T110">2. Wacht tot het dashboard is geladen</text:span></text:p>
            <text:p text:style-name="P61"><text:span text:style-name="T111">3. Klik op de dropdown menu "Sorteren"</text:span><text:span text:style-name="T112"/></text:p>
            <text:p text:style-name="P61"><text:span text:style-name="T112">4. Klik op de filterknop "Rating"</text:span><text:span text:style-name="T113"/></text:p>
          </table:table-cell>
          <table:covered-table-cell/>
          <table:covered-table-cell/>
        </table:table-row>
        <table:table-row table:style-name="TableRow0401">
          <table:table-cell table:style-name="TableCell040100">
            <text:p text:style-name="P64"><text:span text:style-name="T114">Scenario</text:span><text:span text:style-name="T115"/></text:p>
          </table:table-cell>
          <table:table-cell table:style-name="TableCell040101" table:number-columns-spanned="3">
            <text:p text:style-name="P64"><text:span text:style-name="T116">Sorteren op populariteit</text:span><text:span text:style-name="T117"/></text:p>
          </table:table-cell>
          <table:covered-table-cell/>
          <table:covered-table-cell/>
        </table:table-row>
        <table:table-row table:style-name="TableRow0402">
          <table:table-cell table:style-name="TableCell040200">
            <text:p text:style-name="P67"><text:span text:style-name="T118">Verwacht resultaat</text:span><text:span text:style-name="T119"/></text:p>
          </table:table-cell>
          <table:table-cell table:style-name="TableCell040201" table:number-columns-spanned="3">
            <text:p text:style-name="P67"><text:span text:style-name="T120">Alle cursussen worden gesorteerd op<text:s text:c="2"/>"Rating" van meeste naar minste</text:span><text:span text:style-name="T121"/></text:p>
          </table:table-cell>
          <table:covered-table-cell/>
          <table:covered-table-cell/>
        </table:table-row>
        <table:table-row table:style-name="TableRow0403">
          <table:table-cell table:style-name="TableCell040300">
            <text:p text:style-name="P69"><text:span text:style-name="T122">Werkelijk resultaat</text:span><text:span text:style-name="T123"/></text:p>
          </table:table-cell>
          <table:table-cell table:style-name="TableCell040301" table:number-columns-spanned="3">
            <text:p text:style-name="P69"><text:span text:style-name="T124">Alle cursussen worden gesorteerd op<text:s text:c="2"/>"Rating" van meeste naar minste</text:span><text:span text:style-name="T125"/></text:p>
          </table:table-cell>
          <table:covered-table-cell/>
          <table:covered-table-cell/>
        </table:table-row>
        <table:table-row table:style-name="TableRow0404">
          <table:table-cell table:style-name="TableCell040400">
            <text:p text:style-name="P71"><text:span text:style-name="T126">Aanpassingen</text:span><text:span text:style-name="T127"/></text:p>
          </table:table-cell>
          <table:table-cell table:style-name="TableCell040401" table:number-columns-spanned="3">
            <text:p text:style-name="P71"><text:span text:style-name="T127"/></text:p>
          </table:table-cell>
          <table:covered-table-cell/>
          <table:covered-table-cell/>
        </table:table-row>
        <table:table-row table:style-name="TableRow0405">
          <table:table-cell table:style-name="TableCell040500">
            <text:p text:style-name="P74"><text:span text:style-name="T128">Uitvoering</text:span><text:span text:style-name="T129"/></text:p>
          </table:table-cell>
          <table:table-cell table:style-name="TableCell040501">
            <text:p text:style-name="P74"><text:span text:style-name="T130">Uren:</text:span><text:span text:style-name="T131"/></text:p>
          </table:table-cell>
          <table:table-cell table:style-name="TableCell040502">
            <text:p text:style-name="P74"><text:span text:style-name="T132">Door: Marley</text:span><text:span text:style-name="T133"/></text:p>
          </table:table-cell>
          <table:table-cell table:style-name="TableCell040503">
            <text:p text:style-name="P74"><text:span text:style-name="T134">Prioriteit:</text:span><text:span text:style-name="T135"/></text:p>
          </table:table-cell>
        </table:table-row>
      </table:table>
      <text:p text:style-name="P76"><text:span text:style-name="T136">Scenario 3 -- Positief: Sorteren op "Duur"</text:span></text:p>
      <table:table table:style-name="Table05">
        <table:table-column table:style-name="TableColumn0500"/>
        <table:table-column table:style-name="TableColumn0501"/>
        <table:table-column table:style-name="TableColumn0502"/>
        <table:table-column table:style-name="TableColumn0503"/>
        <table:table-row table:style-name="TableRow0500">
          <table:table-cell table:style-name="TableCell050000">
            <text:p text:style-name="P78"><text:span text:style-name="T138">Actie</text:span><text:span text:style-name="T139"/></text:p>
          </table:table-cell>
          <table:table-cell table:style-name="TableCell050001" table:number-columns-spanned="3">
            <text:p text:style-name="P79"><text:span text:style-name="T140">1. Open de applicatie</text:span></text:p>
            <text:p text:style-name="P79"><text:span text:style-name="T140">2. Wacht tot het dashboard is geladen</text:span></text:p>
            <text:p text:style-name="P79"><text:span text:style-name="T141">3. Klik op de dropdown menu "Sorteren"</text:span><text:span text:style-name="T142"/></text:p>
            <text:p text:style-name="P79"><text:span text:style-name="T142">4. Klik op de filterknop "Duur"</text:span><text:span text:style-name="T143"/></text:p>
          </table:table-cell>
          <table:covered-table-cell/>
          <table:covered-table-cell/>
        </table:table-row>
        <table:table-row table:style-name="TableRow0501">
          <table:table-cell table:style-name="TableCell050100">
            <text:p text:style-name="P82"><text:span text:style-name="T144">Scenario</text:span><text:span text:style-name="T145"/></text:p>
          </table:table-cell>
          <table:table-cell table:style-name="TableCell050101" table:number-columns-spanned="3">
            <text:p text:style-name="P82"><text:span text:style-name="T146">Sorteren op populariteit</text:span><text:span text:style-name="T147"/></text:p>
          </table:table-cell>
          <table:covered-table-cell/>
          <table:covered-table-cell/>
        </table:table-row>
        <table:table-row table:style-name="TableRow0502">
          <table:table-cell table:style-name="TableCell050200">
            <text:p text:style-name="P84"><text:span text:style-name="T148">Verwacht resultaat</text:span><text:span text:style-name="T149"/></text:p>
          </table:table-cell>
          <table:table-cell table:style-name="TableCell050201" table:number-columns-spanned="3">
            <text:p text:style-name="P84"><text:span text:style-name="T150">Alle cursussen worden gesorteerd op<text:s text:c="2"/>"Duur" van meeste naar minste</text:span><text:span text:style-name="T151"/></text:p>
          </table:table-cell>
          <table:covered-table-cell/>
          <table:covered-table-cell/>
        </table:table-row>
        <table:table-row table:style-name="TableRow0503">
          <table:table-cell table:style-name="TableCell050300">
            <text:p text:style-name="P86"><text:span text:style-name="T152">Werkelijk resultaat</text:span><text:span text:style-name="T153"/></text:p>
          </table:table-cell>
          <table:table-cell table:style-name="TableCell050301" table:number-columns-spanned="3">
            <text:p text:style-name="P86"><text:span text:style-name="T154">Alle cursussen worden gesorteerd op<text:s text:c="2"/>"Duur" van meeste naar minste</text:span><text:span text:style-name="T155"/></text:p>
          </table:table-cell>
          <table:covered-table-cell/>
          <table:covered-table-cell/>
        </table:table-row>
        <table:table-row table:style-name="TableRow0504">
          <table:table-cell table:style-name="TableCell050400">
            <text:p text:style-name="P88"><text:span text:style-name="T156">Aanpassingen</text:span><text:span text:style-name="T157"/></text:p>
          </table:table-cell>
          <table:table-cell table:style-name="TableCell050401" table:number-columns-spanned="3">
            <text:p text:style-name="P88"><text:span text:style-name="T157"/></text:p>
          </table:table-cell>
          <table:covered-table-cell/>
          <table:covered-table-cell/>
        </table:table-row>
        <table:table-row table:style-name="TableRow0505">
          <table:table-cell table:style-name="TableCell050500">
            <text:p text:style-name="P91"><text:span text:style-name="T158">Uitvoering</text:span><text:span text:style-name="T159"/></text:p>
          </table:table-cell>
          <table:table-cell table:style-name="TableCell050501">
            <text:p text:style-name="P91"><text:span text:style-name="T160">Uren:</text:span><text:span text:style-name="T161"/></text:p>
          </table:table-cell>
          <table:table-cell table:style-name="TableCell050502">
            <text:p text:style-name="P91"><text:span text:style-name="T162">Door: Marley</text:span><text:span text:style-name="T163"/></text:p>
          </table:table-cell>
          <table:table-cell table:style-name="TableCell050503">
            <text:p text:style-name="P91"><text:span text:style-name="T164">Prioriteit:</text:span><text:span text:style-name="T165"/></text:p>
          </table:table-cell>
        </table:table-row>
      </table:table>
      <text:p text:style-name="P93"><text:span text:style-name="T166"/></text:p>
      <text:p text:style-name="P93"><text:span text:style-name="T167">Scenario 4 -- Positief: Terug naar "Standaard"</text:span></text:p>
      <text:p text:style-name="P93"><text:span text:style-name="T168"/></text:p>
      <table:table table:style-name="Table06">
        <table:table-column table:style-name="TableColumn0600"/>
        <table:table-column table:style-name="TableColumn0601"/>
        <table:table-column table:style-name="TableColumn0602"/>
        <table:table-column table:style-name="TableColumn0603"/>
        <table:table-row table:style-name="TableRow0600">
          <table:table-cell table:style-name="TableCell060000">
            <text:p text:style-name="P95"><text:span text:style-name="T170">Actie</text:span><text:span text:style-name="T171"/></text:p>
          </table:table-cell>
          <table:table-cell table:style-name="TableCell060001" table:number-columns-spanned="3">
            <text:p text:style-name="P96"><text:span text:style-name="T172">1. Open de applicatie</text:span></text:p>
            <text:p text:style-name="P96"><text:span text:style-name="T172">2. Wacht tot het dashboard is geladen</text:span></text:p>
            <text:p text:style-name="P96"><text:span text:style-name="T172">3. Klik op de dropdown menu "Sorteren"</text:span></text:p>
            <text:p text:style-name="P97"><text:span text:style-name="T172">4. Klik op de filterknop "Standaard"</text:span><text:span text:style-name="T173"/></text:p>
          </table:table-cell>
          <table:covered-table-cell/>
          <table:covered-table-cell/>
        </table:table-row>
        <table:table-row table:style-name="TableRow0601">
          <table:table-cell table:style-name="TableCell060100">
            <text:p text:style-name="P100"><text:span text:style-name="T174">Scenario</text:span><text:span text:style-name="T175"/></text:p>
          </table:table-cell>
          <table:table-cell table:style-name="TableCell060101" table:number-columns-spanned="3">
            <text:p text:style-name="P100"><text:span text:style-name="T176">Sorteren op populariteit</text:span><text:span text:style-name="T177"/></text:p>
          </table:table-cell>
          <table:covered-table-cell/>
          <table:covered-table-cell/>
        </table:table-row>
        <table:table-row table:style-name="TableRow0602">
          <table:table-cell table:style-name="TableCell060200">
            <text:p text:style-name="P103"><text:span text:style-name="T178">Verwacht resultaat</text:span><text:span text:style-name="T179"/></text:p>
          </table:table-cell>
          <table:table-cell table:style-name="TableCell060201" table:number-columns-spanned="3">
            <text:p text:style-name="P103"><text:span text:style-name="T180">Alle cursussen worden gesorteerd op<text:s text:c="2"/>"Standaard" van meeste naar minste</text:span><text:span text:style-name="T181"/></text:p>
          </table:table-cell>
          <table:covered-table-cell/>
          <table:covered-table-cell/>
        </table:table-row>
        <table:table-row table:style-name="TableRow0603">
          <table:table-cell table:style-name="TableCell060300">
            <text:p text:style-name="P106"><text:span text:style-name="T182">Werkelijk resultaat</text:span><text:span text:style-name="T183"/></text:p>
          </table:table-cell>
          <table:table-cell table:style-name="TableCell060301" table:number-columns-spanned="3">
            <text:p text:style-name="P106"><text:span text:style-name="T184">Alle cursussen worden gesorteerd op<text:s text:c="2"/>"Standaard" van meeste naar minste</text:span><text:span text:style-name="T185"/></text:p>
          </table:table-cell>
          <table:covered-table-cell/>
          <table:covered-table-cell/>
        </table:table-row>
        <table:table-row table:style-name="TableRow0604">
          <table:table-cell table:style-name="TableCell060400">
            <text:p text:style-name="P108"><text:span text:style-name="T186">Aanpassingen</text:span><text:span text:style-name="T187"/></text:p>
          </table:table-cell>
          <table:table-cell table:style-name="TableCell060401" table:number-columns-spanned="3">
            <text:p text:style-name="P108"><text:span text:style-name="T187"/></text:p>
          </table:table-cell>
          <table:covered-table-cell/>
          <table:covered-table-cell/>
        </table:table-row>
        <table:table-row table:style-name="TableRow0605">
          <table:table-cell table:style-name="TableCell060500">
            <text:p text:style-name="P111"><text:span text:style-name="T188">Uitvoering</text:span><text:span text:style-name="T189"/></text:p>
          </table:table-cell>
          <table:table-cell table:style-name="TableCell060501">
            <text:p text:style-name="P111"><text:span text:style-name="T190">Uren:</text:span><text:span text:style-name="T191"/></text:p>
          </table:table-cell>
          <table:table-cell table:style-name="TableCell060502">
            <text:p text:style-name="P111"><text:span text:style-name="T192">Door: Marley</text:span><text:span text:style-name="T193"/></text:p>
          </table:table-cell>
          <table:table-cell table:style-name="TableCell060503">
            <text:p text:style-name="P111"><text:span text:style-name="T194">Prioriteit:</text:span><text:span text:style-name="T195"/></text:p>
          </table:table-cell>
        </table:table-row>
      </table:table>
      <text:p text:style-name="P113"><text:span text:style-name="T196"/></text:p>
      <text:p text:style-name="P113"><text:span text:style-name="T197"><text:s/></text:span></text:p>
      <text:p text:style-name="P113"><text:span text:style-name="T197"/></text:p>
      <text:p text:style-name="P114"><text:span text:style-name="T197">Testplan 3: Info Cursussen</text:span></text:p>
      <text:p text:style-name="P114"><text:span text:style-name="T198">Functionaliteit</text:span><text:span text:style-name="T199"/></text:p>
      <text:p text:style-name="P114"><text:span text:style-name="T200">Informatie kunnen zien over de cursussen</text:span></text:p>
      <text:p text:style-name="P114"><text:span text:style-name="T201">Doel van de test</text:span></text:p>
      <text:p text:style-name="P114"><text:span text:style-name="T202">Controleren of er informatie wordt getoond als je op een cursus klikt</text:span></text:p>
      <text:p text:style-name="P114"><text:span text:style-name="T203">Testdata</text:span></text:p>
      <text:p text:style-name="P114"><text:span text:style-name="T204">informatie</text:span></text:p>
      <text:p text:style-name="P114"><text:span text:style-name="T205">Scenario 1 -- Positief: Video openen</text:span></text:p>
      <table:table table:style-name="Table07">
        <table:table-column table:style-name="TableColumn0700"/>
        <table:table-column table:style-name="TableColumn0701"/>
        <table:table-column table:style-name="TableColumn0702"/>
        <table:table-column table:style-name="TableColumn0703"/>
        <table:table-row table:style-name="TableRow0700">
          <table:table-cell table:style-name="TableCell070000">
            <text:p text:style-name="P116"><text:span text:style-name="T207">Actie</text:span><text:span text:style-name="T208"/></text:p>
          </table:table-cell>
          <table:table-cell table:style-name="TableCell070001" table:number-columns-spanned="3">
            <text:p text:style-name="P117"><text:span text:style-name="T209">1. Open de applicatie</text:span></text:p>
            <text:p text:style-name="P117"><text:span text:style-name="T209">2. Wacht tot het dashboard is geladen</text:span></text:p>
            <text:p text:style-name="P117"><text:span text:style-name="T209">3. Klik op een willekeurige cursus</text:span></text:p>
            <text:p text:style-name="P117"><text:span text:style-name="T210"/></text:p>
          </table:table-cell>
          <table:covered-table-cell/>
          <table:covered-table-cell/>
        </table:table-row>
        <table:table-row table:style-name="TableRow0701">
          <table:table-cell table:style-name="TableCell070100">
            <text:p text:style-name="P120"><text:span text:style-name="T211">Scenario</text:span><text:span text:style-name="T212"/></text:p>
          </table:table-cell>
          <table:table-cell table:style-name="TableCell070101" table:number-columns-spanned="3">
            <text:p text:style-name="P120"><text:span text:style-name="T213">Informatie wordt getoond</text:span><text:span text:style-name="T214"/></text:p>
          </table:table-cell>
          <table:covered-table-cell/>
          <table:covered-table-cell/>
        </table:table-row>
        <table:table-row table:style-name="TableRow0702">
          <table:table-cell table:style-name="TableCell070200">
            <text:p text:style-name="P122"><text:span text:style-name="T215">Verwacht resultaat</text:span><text:span text:style-name="T216"/></text:p>
          </table:table-cell>
          <table:table-cell table:style-name="TableCell070201" table:number-columns-spanned="3">
            <text:p text:style-name="P122"><text:span text:style-name="T217">Er wordt informatie getoond over de cursus als je op een cursus klikt</text:span><text:span text:style-name="T218"/></text:p>
          </table:table-cell>
          <table:covered-table-cell/>
          <table:covered-table-cell/>
        </table:table-row>
        <table:table-row table:style-name="TableRow0703">
          <table:table-cell table:style-name="TableCell070300">
            <text:p text:style-name="P124"><text:span text:style-name="T219">Werkelijk resultaat</text:span><text:span text:style-name="T220"/></text:p>
          </table:table-cell>
          <table:table-cell table:style-name="TableCell070301" table:number-columns-spanned="3">
            <text:p text:style-name="P124"><text:span text:style-name="T221">Er wordt informatie getoond over de cursus als je op een cursus klikt</text:span><text:span text:style-name="T222"/></text:p>
          </table:table-cell>
          <table:covered-table-cell/>
          <table:covered-table-cell/>
        </table:table-row>
        <table:table-row table:style-name="TableRow0704">
          <table:table-cell table:style-name="TableCell070400">
            <text:p text:style-name="P126"><text:span text:style-name="T223">Aanpassingen</text:span><text:span text:style-name="T224"/></text:p>
          </table:table-cell>
          <table:table-cell table:style-name="TableCell070401" table:number-columns-spanned="3">
            <text:p text:style-name="P126"><text:span text:style-name="T224"/></text:p>
          </table:table-cell>
          <table:covered-table-cell/>
          <table:covered-table-cell/>
        </table:table-row>
        <table:table-row table:style-name="TableRow0705">
          <table:table-cell table:style-name="TableCell070500">
            <text:p text:style-name="P129"><text:span text:style-name="T225">Uitvoering</text:span><text:span text:style-name="T226"/></text:p>
          </table:table-cell>
          <table:table-cell table:style-name="TableCell070501">
            <text:p text:style-name="P129"><text:span text:style-name="T227">Uren:</text:span><text:span text:style-name="T228"/></text:p>
          </table:table-cell>
          <table:table-cell table:style-name="TableCell070502">
            <text:p text:style-name="P129"><text:span text:style-name="T229">Door: Marley</text:span><text:span text:style-name="T230"/></text:p>
          </table:table-cell>
          <table:table-cell table:style-name="TableCell070503">
            <text:p text:style-name="P129"><text:span text:style-name="T231">Prioriteit:</text:span><text:span text:style-name="T232"/></text:p>
          </table:table-cell>
        </table:table-row>
      </table:table>
      <text:p text:style-name="P131"><text:span text:style-name="T233"/></text:p>
      <text:p text:style-name="P131"><text:span text:style-name="T234"><text:s/></text:span></text:p>
      <text:p text:style-name="P131"><text:span text:style-name="T234"/></text:p>
      <text:p text:style-name="P132"><text:span text:style-name="T235">Testplan 4: Favoriete cursussen </text:span></text:p>
      <text:p text:style-name="P132"><text:span text:style-name="T236">Functionaliteit</text:span></text:p>
      <text:p text:style-name="P132"><text:span text:style-name="T237">Cursussen als favoriet zetten</text:span></text:p>
      <text:p text:style-name="P132"><text:span text:style-name="T238">Doel van de test</text:span></text:p>
      <text:p text:style-name="P132"><text:span text:style-name="T239">Controleren of je cursussen op favoriet kan zetten</text:span></text:p>
      <text:p text:style-name="P132"><text:span text:style-name="T240">Testdata</text:span></text:p>
      <text:p text:style-name="P132"><text:span text:style-name="T241">cursussen op favoriet zetten</text:span></text:p>
      <text:p text:style-name="P132"><text:span text:style-name="T242">Scenario 1 -- Positief: cursussen op favoriet kunnen zetten</text:span></text:p>
      <table:table table:style-name="Table08">
        <table:table-column table:style-name="TableColumn0800"/>
        <table:table-column table:style-name="TableColumn0801"/>
        <table:table-column table:style-name="TableColumn0802"/>
        <table:table-column table:style-name="TableColumn0803"/>
        <table:table-row table:style-name="TableRow0800">
          <table:table-cell table:style-name="TableCell080000">
            <text:p text:style-name="P134"><text:span text:style-name="T244">Actie</text:span><text:span text:style-name="T245"/></text:p>
          </table:table-cell>
          <table:table-cell table:style-name="TableCell080001" table:number-columns-spanned="3">
            <text:p text:style-name="P135"><text:span text:style-name="T246">1. Open de applicatie</text:span></text:p>
            <text:p text:style-name="P135"><text:span text:style-name="T246">2. Wacht tot het dashboard is geladen</text:span></text:p>
            <text:p text:style-name="P135"><text:span text:style-name="T246">3. je klikt op een willekeurige cursus</text:span></text:p>
            <text:p text:style-name="P135"><text:span text:style-name="T246">4. klik op de ster rechts boven in</text:span><text:span text:style-name="T247"/></text:p>
          </table:table-cell>
          <table:covered-table-cell/>
          <table:covered-table-cell/>
        </table:table-row>
        <table:table-row table:style-name="TableRow0801">
          <table:table-cell table:style-name="TableCell080100">
            <text:p text:style-name="P138"><text:span text:style-name="T248">Scenario</text:span><text:span text:style-name="T249"/></text:p>
          </table:table-cell>
          <table:table-cell table:style-name="TableCell080101" table:number-columns-spanned="3">
            <text:p text:style-name="P138"><text:span text:style-name="T250">Controleren of je cursusse kan zetten als favoriet</text:span><text:span text:style-name="T251"/></text:p>
          </table:table-cell>
          <table:covered-table-cell/>
          <table:covered-table-cell/>
        </table:table-row>
        <table:table-row table:style-name="TableRow0802">
          <table:table-cell table:style-name="TableCell080200">
            <text:p text:style-name="P140"><text:span text:style-name="T252">Verwacht resultaat</text:span><text:span text:style-name="T253"/></text:p>
          </table:table-cell>
          <table:table-cell table:style-name="TableCell080201" table:number-columns-spanned="3">
            <text:p text:style-name="P140"><text:span text:style-name="T254">Gebruiker ziet dat de ster geel wordt.</text:span><text:span text:style-name="T255"/></text:p>
          </table:table-cell>
          <table:covered-table-cell/>
          <table:covered-table-cell/>
        </table:table-row>
        <table:table-row table:style-name="TableRow0803">
          <table:table-cell table:style-name="TableCell080300">
            <text:p text:style-name="P142"><text:span text:style-name="T256">Werkelijk resultaat</text:span><text:span text:style-name="T257"/></text:p>
          </table:table-cell>
          <table:table-cell table:style-name="TableCell080301" table:number-columns-spanned="3">
            <text:p text:style-name="P142"><text:span text:style-name="T258">De ster is geel geworden</text:span><text:span text:style-name="T259"/></text:p>
          </table:table-cell>
          <table:covered-table-cell/>
          <table:covered-table-cell/>
        </table:table-row>
        <table:table-row table:style-name="TableRow0804">
          <table:table-cell table:style-name="TableCell080400">
            <text:p text:style-name="P144"><text:span text:style-name="T260">Aanpassingen</text:span><text:span text:style-name="T261"/></text:p>
          </table:table-cell>
          <table:table-cell table:style-name="TableCell080401" table:number-columns-spanned="3">
            <text:p text:style-name="P144"><text:span text:style-name="T261"/></text:p>
          </table:table-cell>
          <table:covered-table-cell/>
          <table:covered-table-cell/>
        </table:table-row>
        <table:table-row table:style-name="TableRow0805">
          <table:table-cell table:style-name="TableCell080500">
            <text:p text:style-name="P147"><text:span text:style-name="T262">Uitvoering</text:span><text:span text:style-name="T263"/></text:p>
          </table:table-cell>
          <table:table-cell table:style-name="TableCell080501">
            <text:p text:style-name="P147"><text:span text:style-name="T264">Uren:</text:span><text:span text:style-name="T265"/></text:p>
          </table:table-cell>
          <table:table-cell table:style-name="TableCell080502">
            <text:p text:style-name="P147"><text:span text:style-name="T266">Door: Marley</text:span><text:span text:style-name="T267"/></text:p>
          </table:table-cell>
          <table:table-cell table:style-name="TableCell080503">
            <text:p text:style-name="P147"><text:span text:style-name="T268">Prioriteit:</text:span><text:span text:style-name="T269"/></text:p>
          </table:table-cell>
        </table:table-row>
      </table:table>
      <text:p text:style-name="P149"><text:span text:style-name="T270"/></text:p>
      <text:p text:style-name="P149"><text:span text:style-name="T271"><text:s/></text:span></text:p>
      <text:p text:style-name="P149"><text:span text:style-name="T271"/></text:p>
      <text:p text:style-name="P150"><text:span text:style-name="T272">Testplan 5: cursussen filteren</text:span></text:p>
      <text:p text:style-name="P150"><text:span text:style-name="T273">Functionaliteit</text:span></text:p>
      <text:p text:style-name="P150"><text:span text:style-name="T274">cursussen kunnen filteren </text:span></text:p>
      <text:p text:style-name="P150"><text:span text:style-name="T275">Doel van de test</text:span></text:p>
      <text:p text:style-name="P150"><text:span text:style-name="T276">Controleren of je de cursussen kan filteren</text:span></text:p>
      <text:p text:style-name="P150"><text:span text:style-name="T277">Testdata</text:span></text:p>
      <text:p text:style-name="P150"><text:span text:style-name="T278">cursussen kunnen filteren</text:span></text:p>
      <text:p text:style-name="P150"><text:span text:style-name="T279">Scenario 1 -- Positief: Statistieken correct weergegeven</text:span></text:p>
      <table:table table:style-name="Table09">
        <table:table-column table:style-name="TableColumn0900"/>
        <table:table-column table:style-name="TableColumn0901"/>
        <table:table-column table:style-name="TableColumn0902"/>
        <table:table-column table:style-name="TableColumn0903"/>
        <table:table-row table:style-name="TableRow0900">
          <table:table-cell table:style-name="TableCell090000">
            <text:p text:style-name="P152"><text:span text:style-name="T281">Actie</text:span><text:span text:style-name="T282"/></text:p>
          </table:table-cell>
          <table:table-cell table:style-name="TableCell090001" table:number-columns-spanned="3">
            <text:p text:style-name="P153"><text:span text:style-name="T283">1. Open de applicatie</text:span></text:p>
            <text:p text:style-name="P153"><text:span text:style-name="T283">2. Wacht tot het dashboard is geladen</text:span></text:p>
            <text:p text:style-name="P153"><text:span text:style-name="T283">3. klik op de button "Meer Filter"</text:span></text:p>
            <text:p text:style-name="P153"><text:span text:style-name="T283">4. klik op wat je wil filteren</text:span><text:span text:style-name="T284"/></text:p>
          </table:table-cell>
          <table:covered-table-cell/>
          <table:covered-table-cell/>
        </table:table-row>
        <table:table-row table:style-name="TableRow0901">
          <table:table-cell table:style-name="TableCell090100">
            <text:p text:style-name="P156"><text:span text:style-name="T285">Scenario</text:span><text:span text:style-name="T286"/></text:p>
          </table:table-cell>
          <table:table-cell table:style-name="TableCell090101" table:number-columns-spanned="3">
            <text:p text:style-name="P156"><text:span text:style-name="T287">kunnen filteren op categorien</text:span><text:span text:style-name="T288"/></text:p>
          </table:table-cell>
          <table:covered-table-cell/>
          <table:covered-table-cell/>
        </table:table-row>
        <table:table-row table:style-name="TableRow0902">
          <table:table-cell table:style-name="TableCell090200">
            <text:p text:style-name="P158"><text:span text:style-name="T289">Verwacht resultaat</text:span><text:span text:style-name="T290"/></text:p>
          </table:table-cell>
          <table:table-cell table:style-name="TableCell090201" table:number-columns-spanned="3">
            <text:p text:style-name="P158"><text:span text:style-name="T291">je kan filteren op categorien, je kan meerdere keuzes aanklikken en het wordt local opgeslagen</text:span><text:span text:style-name="T292"/></text:p>
          </table:table-cell>
          <table:covered-table-cell/>
          <table:covered-table-cell/>
        </table:table-row>
        <table:table-row table:style-name="TableRow0903">
          <table:table-cell table:style-name="TableCell090300">
            <text:p text:style-name="P160"><text:span text:style-name="T293">Werkelijk resultaat</text:span><text:span text:style-name="T294"/></text:p>
          </table:table-cell>
          <table:table-cell table:style-name="TableCell090301" table:number-columns-spanned="3">
            <text:p text:style-name="P160"><text:span text:style-name="T295">je kan filteren op categorien, je kan meerdere keuzes aanklikken en het wordt local opgeslagen</text:span><text:span text:style-name="T296"/></text:p>
          </table:table-cell>
          <table:covered-table-cell/>
          <table:covered-table-cell/>
        </table:table-row>
        <table:table-row table:style-name="TableRow0904">
          <table:table-cell table:style-name="TableCell090400">
            <text:p text:style-name="P162"><text:span text:style-name="T297">Aanpassingen</text:span><text:span text:style-name="T298"/></text:p>
          </table:table-cell>
          <table:table-cell table:style-name="TableCell090401" table:number-columns-spanned="3">
            <text:p text:style-name="P162"><text:span text:style-name="T298"/></text:p>
          </table:table-cell>
          <table:covered-table-cell/>
          <table:covered-table-cell/>
        </table:table-row>
        <table:table-row table:style-name="TableRow0905">
          <table:table-cell table:style-name="TableCell090500">
            <text:p text:style-name="P165"><text:span text:style-name="T299">Uitvoering</text:span><text:span text:style-name="T300"/></text:p>
          </table:table-cell>
          <table:table-cell table:style-name="TableCell090501">
            <text:p text:style-name="P165"><text:span text:style-name="T301">Uren:</text:span><text:span text:style-name="T302"/></text:p>
          </table:table-cell>
          <table:table-cell table:style-name="TableCell090502">
            <text:p text:style-name="P165"><text:span text:style-name="T303">Door: Marley</text:span><text:span text:style-name="T304"/></text:p>
          </table:table-cell>
          <table:table-cell table:style-name="TableCell090503">
            <text:p text:style-name="P165"><text:span text:style-name="T305">Prioriteit</text:span><text:span text:style-name="T306"/></text:p>
          </table:table-cell>
        </table:table-row>
      </table:table>
      <text:p text:style-name="P167"><text:span text:style-name="T307"/></text:p>
      <text:p text:style-name="P167"><text:span text:style-name="T308"><text:s/></text:span></text:p>
      <text:p text:style-name="P167"><text:span text:style-name="T308"/></text:p>
      <text:p text:style-name="P168"><text:span text:style-name="T308">Testplan 6: filterinstellingen onthouden</text:span></text:p>
      <text:p text:style-name="P168"><text:span text:style-name="T309">Functionaliteit</text:span></text:p>
      <text:p text:style-name="P168"><text:span text:style-name="T310">Filterinstellingen worden local opgeslagen</text:span></text:p>
      <text:p text:style-name="P168"><text:span text:style-name="T311">Doel van de test</text:span></text:p>
      <text:p text:style-name="P168"><text:span text:style-name="T312">Controleren of de keuze waarop je filtert opgeslagen wordt locally</text:span></text:p>
      <text:p text:style-name="P168"><text:span text:style-name="T313">Testdata</text:span></text:p>
      <text:p text:style-name="P168"><text:span text:style-name="T314">Filter knoppen</text:span></text:p>
      <text:p text:style-name="P168"><text:span text:style-name="T315">Scenario 1 -- Positief: Filterinstellingen zien</text:span></text:p>
      <table:table table:style-name="Table10">
        <table:table-column table:style-name="TableColumn1000"/>
        <table:table-column table:style-name="TableColumn1001"/>
        <table:table-column table:style-name="TableColumn1002"/>
        <table:table-column table:style-name="TableColumn1003"/>
        <table:table-row table:style-name="TableRow1000">
          <table:table-cell table:style-name="TableCell100000">
            <text:p text:style-name="P170"><text:span text:style-name="T317">Actie</text:span><text:span text:style-name="T318"/></text:p>
          </table:table-cell>
          <table:table-cell table:style-name="TableCell100001" table:number-columns-spanned="3">
            <text:p text:style-name="P171"><text:span text:style-name="T319">1. Open de applicatie</text:span></text:p>
            <text:p text:style-name="P171"><text:span text:style-name="T319">2. Wacht tot het dashboard is geladen</text:span></text:p>
            <text:p text:style-name="P171"><text:span text:style-name="T319">3. klik op de button "Meer Filter"</text:span></text:p>
            <text:p text:style-name="P172"><text:span text:style-name="T319">4. klik op wat je wil filteren</text:span></text:p>
            <text:p text:style-name="P172"><text:span text:style-name="T319">5.je refreshed de website met je filterkeuze</text:span><text:span text:style-name="T320"/></text:p>
          </table:table-cell>
          <table:covered-table-cell/>
          <table:covered-table-cell/>
        </table:table-row>
        <table:table-row table:style-name="TableRow1001">
          <table:table-cell table:style-name="TableCell100100">
            <text:p text:style-name="P175"><text:span text:style-name="T321">Scenario</text:span><text:span text:style-name="T322"/></text:p>
          </table:table-cell>
          <table:table-cell table:style-name="TableCell100101" table:number-columns-spanned="3">
            <text:p text:style-name="P175"><text:span text:style-name="T323">Controleren of de keuze van filters wordt opgeslagen</text:span><text:span text:style-name="T324"/></text:p>
          </table:table-cell>
          <table:covered-table-cell/>
          <table:covered-table-cell/>
        </table:table-row>
        <table:table-row table:style-name="TableRow1002">
          <table:table-cell table:style-name="TableCell100200">
            <text:p text:style-name="P177"><text:span text:style-name="T325">Verwacht resultaat</text:span><text:span text:style-name="T326"/></text:p>
          </table:table-cell>
          <table:table-cell table:style-name="TableCell100201" table:number-columns-spanned="3">
            <text:p text:style-name="P177"><text:span text:style-name="T327">de keuze van de filter wordt opgeslagen als je de website reset</text:span><text:span text:style-name="T328"/></text:p>
          </table:table-cell>
          <table:covered-table-cell/>
          <table:covered-table-cell/>
        </table:table-row>
        <table:table-row table:style-name="TableRow1003">
          <table:table-cell table:style-name="TableCell100300">
            <text:p text:style-name="P179"><text:span text:style-name="T329">Werkelijk resultaat</text:span><text:span text:style-name="T330"/></text:p>
          </table:table-cell>
          <table:table-cell table:style-name="TableCell100301" table:number-columns-spanned="3">
            <text:p text:style-name="P179"><text:span text:style-name="T331">Ik zie mijn keuze nogsteeds als ik de website reset</text:span><text:span text:style-name="T332"/></text:p>
          </table:table-cell>
          <table:covered-table-cell/>
          <table:covered-table-cell/>
        </table:table-row>
        <table:table-row table:style-name="TableRow1004">
          <table:table-cell table:style-name="TableCell100400">
            <text:p text:style-name="P181"><text:span text:style-name="T333">Aanpassingen</text:span><text:span text:style-name="T334"/></text:p>
          </table:table-cell>
          <table:table-cell table:style-name="TableCell100401" table:number-columns-spanned="3">
            <text:p text:style-name="P181"><text:span text:style-name="T334"/></text:p>
          </table:table-cell>
          <table:covered-table-cell/>
          <table:covered-table-cell/>
        </table:table-row>
        <table:table-row table:style-name="TableRow1005">
          <table:table-cell table:style-name="TableCell100500">
            <text:p text:style-name="P184"><text:span text:style-name="T335">Uitvoering</text:span><text:span text:style-name="T336"/></text:p>
          </table:table-cell>
          <table:table-cell table:style-name="TableCell100501">
            <text:p text:style-name="P184"><text:span text:style-name="T337">Uren:</text:span><text:span text:style-name="T338"/></text:p>
          </table:table-cell>
          <table:table-cell table:style-name="TableCell100502">
            <text:p text:style-name="P184"><text:span text:style-name="T339">Door: Marley</text:span><text:span text:style-name="T340"/></text:p>
          </table:table-cell>
          <table:table-cell table:style-name="TableCell100503">
            <text:p text:style-name="P184"><text:span text:style-name="T341">Prioriteit:</text:span><text:span text:style-name="T342"/></text:p>
          </table:table-cell>
        </table:table-row>
        <table:table-row table:style-name="TableRow1006">
          <table:table-cell table:style-name="TableCell100600">
            <text:p text:style-name="P186"><text:span text:style-name="T343"/></text:p>
          </table:table-cell>
          <table:table-cell table:style-name="TableCell100601">
            <text:p text:style-name="P186"><text:span text:style-name="T343"/></text:p>
          </table:table-cell>
          <table:table-cell table:style-name="TableCell100602">
            <text:p text:style-name="P186"><text:span text:style-name="T343"/></text:p>
          </table:table-cell>
          <table:table-cell table:style-name="TableCell100603">
            <text:p text:style-name="P186"><text:span text:style-name="T343"/></text:p>
          </table:table-cell>
        </table:table-row>
      </table:table>
      <text:p text:style-name="P188"><text:span text:style-name="T345"/></text:p>
      <text:p text:style-name="P189"><text:span text:style-name="T346">Testplan 8: Alle favoriete cursussen zien </text:span></text:p>
      <text:p text:style-name="P189"><text:span text:style-name="T347">Functionaliteit</text:span></text:p>
      <text:p text:style-name="P189"><text:span text:style-name="T348">alle favoriete cursus kan je zien op 1 plek</text:span></text:p>
      <text:p text:style-name="P189"><text:span text:style-name="T349">Doel van de test</text:span></text:p>
      <text:p text:style-name="P189"><text:span text:style-name="T350">Controleren of je de favoriete cursussen kan zien op 1 plek</text:span></text:p>
      <text:p text:style-name="P189"><text:span text:style-name="T351">Testdata</text:span></text:p>
      <text:p text:style-name="P189"><text:span text:style-name="T352">of je op 1 plek de favoriete cursussen kan zien</text:span></text:p>
      <text:p text:style-name="P189"><text:span text:style-name="T353">Scenario 1 -- Positief: Favorieten cursussen zien</text:span></text:p>
      <table:table table:style-name="Table11">
        <table:table-column table:style-name="TableColumn1100"/>
        <table:table-column table:style-name="TableColumn1101"/>
        <table:table-column table:style-name="TableColumn1102"/>
        <table:table-column table:style-name="TableColumn1103"/>
        <table:table-row table:style-name="TableRow1100">
          <table:table-cell table:style-name="TableCell110000">
            <text:p text:style-name="P191"><text:span text:style-name="T354">Actie</text:span><text:span text:style-name="T355"/></text:p>
          </table:table-cell>
          <table:table-cell table:style-name="TableCell110001" table:number-columns-spanned="3">
            <text:p text:style-name="P192"><text:span text:style-name="T356">1. Open de applicatie</text:span></text:p>
            <text:p text:style-name="P192"><text:span text:style-name="T356">2. Wacht tot het dashboard is geladen</text:span></text:p>
            <text:p text:style-name="P192"><text:span text:style-name="T356">3. klik op de button "favorieten"</text:span></text:p>
            <text:p text:style-name="P192"><text:span text:style-name="T357"/></text:p>
          </table:table-cell>
          <table:covered-table-cell/>
          <table:covered-table-cell/>
        </table:table-row>
        <table:table-row table:style-name="TableRow1101">
          <table:table-cell table:style-name="TableCell110100">
            <text:p text:style-name="P194"><text:span text:style-name="T358">Scenario</text:span><text:span text:style-name="T359"/></text:p>
          </table:table-cell>
          <table:table-cell table:style-name="TableCell110101" table:number-columns-spanned="3">
            <text:p text:style-name="P194"><text:span text:style-name="T360">Controleren of je de favorieten cursussen kan zien</text:span><text:span text:style-name="T361"/></text:p>
          </table:table-cell>
          <table:covered-table-cell/>
          <table:covered-table-cell/>
        </table:table-row>
        <table:table-row table:style-name="TableRow1102">
          <table:table-cell table:style-name="TableCell110200">
            <text:p text:style-name="P196"><text:span text:style-name="T362">Verwacht resultaat</text:span><text:span text:style-name="T363"/></text:p>
          </table:table-cell>
          <table:table-cell table:style-name="TableCell110201" table:number-columns-spanned="3">
            <text:p text:style-name="P196"><text:span text:style-name="T364">Alle cursussen die als favoriet zijn gemarkeerd, zijn te zien op de pagina.</text:span><text:span text:style-name="T365"/></text:p>
          </table:table-cell>
          <table:covered-table-cell/>
          <table:covered-table-cell/>
        </table:table-row>
        <table:table-row table:style-name="TableRow1103">
          <table:table-cell table:style-name="TableCell110300">
            <text:p text:style-name="P198"><text:span text:style-name="T366">Werkelijk resultaat</text:span><text:span text:style-name="T367"/></text:p>
          </table:table-cell>
          <table:table-cell table:style-name="TableCell110301" table:number-columns-spanned="3">
            <text:p text:style-name="P198"><text:span text:style-name="T368">De cursus die ik favoriet heb gemarkeerd, staat bij favorieten</text:span><text:span text:style-name="T369"/></text:p>
          </table:table-cell>
          <table:covered-table-cell/>
          <table:covered-table-cell/>
        </table:table-row>
        <table:table-row table:style-name="TableRow1104">
          <table:table-cell table:style-name="TableCell110400">
            <text:p text:style-name="P200"><text:span text:style-name="T370">Aanpassingen</text:span><text:span text:style-name="T371"/></text:p>
          </table:table-cell>
          <table:table-cell table:style-name="TableCell110401" table:number-columns-spanned="3">
            <text:p text:style-name="P200"><text:span text:style-name="T371"/></text:p>
          </table:table-cell>
          <table:covered-table-cell/>
          <table:covered-table-cell/>
        </table:table-row>
        <table:table-row table:style-name="TableRow1105">
          <table:table-cell table:style-name="TableCell110500">
            <text:p text:style-name="P203"><text:span text:style-name="T372">Uitvoering</text:span><text:span text:style-name="T373"/></text:p>
          </table:table-cell>
          <table:table-cell table:style-name="TableCell110501">
            <text:p text:style-name="P203"><text:span text:style-name="T374">Uren:</text:span><text:span text:style-name="T375"/></text:p>
          </table:table-cell>
          <table:table-cell table:style-name="TableCell110502">
            <text:p text:style-name="P203"><text:span text:style-name="T376">Door: Marley</text:span><text:span text:style-name="T377"/></text:p>
          </table:table-cell>
          <table:table-cell table:style-name="TableCell110503">
            <text:p text:style-name="P203"><text:span text:style-name="T378">Prioriteit:</text:span><text:span text:style-name="T379"/></text:p>
          </table:table-cell>
        </table:table-row>
      </table:table>
      <text:p text:style-name="P205"><text:span text:style-name="T380">Scenario 2 -- Alternatief: geen favorieten cursussen</text:span></text:p>
      <table:table table:style-name="Table12">
        <table:table-column table:style-name="TableColumn1200"/>
        <table:table-column table:style-name="TableColumn1201"/>
        <table:table-column table:style-name="TableColumn1202"/>
        <table:table-column table:style-name="TableColumn1203"/>
        <table:table-row table:style-name="TableRow1200">
          <table:table-cell table:style-name="TableCell120000">
            <text:p text:style-name="P207"><text:span text:style-name="T381">Actie</text:span><text:span text:style-name="T382"/></text:p>
          </table:table-cell>
          <table:table-cell table:style-name="TableCell120001" table:number-columns-spanned="3">
            <text:p text:style-name="P207"><text:span text:style-name="T383">1. je hebt geen favorieten cursussen</text:span><text:span text:style-name="T384"/></text:p>
          </table:table-cell>
          <table:covered-table-cell/>
          <table:covered-table-cell/>
        </table:table-row>
        <table:table-row table:style-name="TableRow1201">
          <table:table-cell table:style-name="TableCell120100">
            <text:p text:style-name="P209"><text:span text:style-name="T385">Scenario</text:span><text:span text:style-name="T386"/></text:p>
          </table:table-cell>
          <table:table-cell table:style-name="TableCell120101" table:number-columns-spanned="3">
            <text:p text:style-name="P209"><text:span text:style-name="T387">Geen favorieten cursussen</text:span><text:span text:style-name="T388"/></text:p>
          </table:table-cell>
          <table:covered-table-cell/>
          <table:covered-table-cell/>
        </table:table-row>
        <table:table-row table:style-name="TableRow1202">
          <table:table-cell table:style-name="TableCell120200">
            <text:p text:style-name="P211"><text:span text:style-name="T389">Verwacht resultaat</text:span><text:span text:style-name="T390"/></text:p>
          </table:table-cell>
          <table:table-cell table:style-name="TableCell120201" table:number-columns-spanned="3">
            <text:p text:style-name="P211"><text:span text:style-name="T391">Bij favorieten staat er: Geen cursussen gevonden</text:span><text:span text:style-name="T392"/></text:p>
          </table:table-cell>
          <table:covered-table-cell/>
          <table:covered-table-cell/>
        </table:table-row>
        <table:table-row table:style-name="TableRow1203">
          <table:table-cell table:style-name="TableCell120300">
            <text:p text:style-name="P213"><text:span text:style-name="T393">Werkelijk resultaat</text:span><text:span text:style-name="T394"/></text:p>
          </table:table-cell>
          <table:table-cell table:style-name="TableCell120301" table:number-columns-spanned="3">
            <text:p text:style-name="P213"><text:span text:style-name="T395">er staat: Geen cursussen gevonden</text:span><text:span text:style-name="T396"/></text:p>
          </table:table-cell>
          <table:covered-table-cell/>
          <table:covered-table-cell/>
        </table:table-row>
        <table:table-row table:style-name="TableRow1204">
          <table:table-cell table:style-name="TableCell120400">
            <text:p text:style-name="P215"><text:span text:style-name="T397">Aanpassingen</text:span><text:span text:style-name="T398"/></text:p>
          </table:table-cell>
          <table:table-cell table:style-name="TableCell120401" table:number-columns-spanned="3">
            <text:p text:style-name="P215"><text:span text:style-name="T398"/></text:p>
          </table:table-cell>
          <table:covered-table-cell/>
          <table:covered-table-cell/>
        </table:table-row>
        <table:table-row table:style-name="TableRow1205">
          <table:table-cell table:style-name="TableCell120500">
            <text:p text:style-name="P218"><text:span text:style-name="T399">Uitvoering</text:span><text:span text:style-name="T400"/></text:p>
          </table:table-cell>
          <table:table-cell table:style-name="TableCell120501">
            <text:p text:style-name="P218"><text:span text:style-name="T401">Uren:</text:span><text:span text:style-name="T402"/></text:p>
          </table:table-cell>
          <table:table-cell table:style-name="TableCell120502">
            <text:p text:style-name="P218"><text:span text:style-name="T403">Door: Marley</text:span><text:span text:style-name="T404"/></text:p>
          </table:table-cell>
          <table:table-cell table:style-name="TableCell120503">
            <text:p text:style-name="P218"><text:span text:style-name="T405">Prioriteit:</text:span><text:span text:style-name="T406"/></text:p>
          </table:table-cell>
        </table:table-row>
      </table:table>
      <text:p text:style-name="P220"><text:span text:style-name="T407"/></text:p>
      <text:p text:style-name="P220"><text:span text:style-name="T407">Testplan 9: personlijke profiel pagina</text:span></text:p>
      <text:p text:style-name="P220"><text:span text:style-name="T408">Functionaliteit</text:span></text:p>
      <text:p text:style-name="P220"><text:span text:style-name="T409">profiel pagina</text:span></text:p>
      <text:p text:style-name="P220"><text:span text:style-name="T410">Doel van de test</text:span></text:p>
      <text:p text:style-name="P220"><text:span text:style-name="T411">Controleren of je een profiel pagina</text:span></text:p>
      <text:p text:style-name="P220"><text:span text:style-name="T412">Testdata</text:span></text:p>
      <text:p text:style-name="P220"><text:span text:style-name="T413">testen of je een profiel pagina hebt</text:span></text:p>
      <text:p text:style-name="P220"><text:span text:style-name="T414">Scenario 1 -- Positief: Desktop weergave</text:span></text:p>
      <table:table table:style-name="Table13">
        <table:table-column table:style-name="TableColumn1300"/>
        <table:table-column table:style-name="TableColumn1301"/>
        <table:table-column table:style-name="TableColumn1302"/>
        <table:table-column table:style-name="TableColumn1303"/>
        <table:table-row table:style-name="TableRow1300">
          <table:table-cell table:style-name="TableCell130000">
            <text:p text:style-name="P222"><text:span text:style-name="T415">Actie</text:span><text:span text:style-name="T416"/></text:p>
          </table:table-cell>
          <table:table-cell table:style-name="TableCell130001" table:number-columns-spanned="3">
            <text:p text:style-name="P223"><text:span text:style-name="T417">1. Open de applicatie</text:span></text:p>
            <text:p text:style-name="P223"><text:span text:style-name="T417">2. Wacht tot het dashboard is geladen</text:span></text:p>
            <text:p text:style-name="P223"><text:span text:style-name="T417">3. klik op de button "Profiel" bovenin het menu</text:span></text:p>
            <text:p text:style-name="P223"><text:span text:style-name="T418"/></text:p>
          </table:table-cell>
          <table:covered-table-cell/>
          <table:covered-table-cell/>
        </table:table-row>
        <table:table-row table:style-name="TableRow1301">
          <table:table-cell table:style-name="TableCell130100">
            <text:p text:style-name="P225"><text:span text:style-name="T419">Scenario</text:span><text:span text:style-name="T420"/></text:p>
          </table:table-cell>
          <table:table-cell table:style-name="TableCell130101" table:number-columns-spanned="3">
            <text:p text:style-name="P225"><text:span text:style-name="T421">Controleren of je een profiel pagina hebt</text:span><text:span text:style-name="T422"/></text:p>
          </table:table-cell>
          <table:covered-table-cell/>
          <table:covered-table-cell/>
        </table:table-row>
        <table:table-row table:style-name="TableRow1302">
          <table:table-cell table:style-name="TableCell130200">
            <text:p text:style-name="P227"><text:span text:style-name="T423">Verwacht resultaat</text:span><text:span text:style-name="T424"/></text:p>
          </table:table-cell>
          <table:table-cell table:style-name="TableCell130201" table:number-columns-spanned="3">
            <text:p text:style-name="P227"><text:span text:style-name="T425">De gebruiker ziet een overzicht van al zijn favoriete cursussen</text:span><text:span text:style-name="T426"/></text:p>
          </table:table-cell>
          <table:covered-table-cell/>
          <table:covered-table-cell/>
        </table:table-row>
        <table:table-row table:style-name="TableRow1303">
          <table:table-cell table:style-name="TableCell130300">
            <text:p text:style-name="P229"><text:span text:style-name="T427">Werkelijk resultaat</text:span><text:span text:style-name="T428"/></text:p>
          </table:table-cell>
          <table:table-cell table:style-name="TableCell130301" table:number-columns-spanned="3">
            <text:p text:style-name="P229"><text:span text:style-name="T429">Alle favoriete curssusen zijn te zien op de pagina.</text:span><text:span text:style-name="T430"/></text:p>
          </table:table-cell>
          <table:covered-table-cell/>
          <table:covered-table-cell/>
        </table:table-row>
        <table:table-row table:style-name="TableRow1304">
          <table:table-cell table:style-name="TableCell130400">
            <text:p text:style-name="P231"><text:span text:style-name="T431">Aanpassingen</text:span><text:span text:style-name="T432"/></text:p>
          </table:table-cell>
          <table:table-cell table:style-name="TableCell130401" table:number-columns-spanned="3">
            <text:p text:style-name="P231"><text:span text:style-name="T432"/></text:p>
          </table:table-cell>
          <table:covered-table-cell/>
          <table:covered-table-cell/>
        </table:table-row>
        <table:table-row table:style-name="TableRow1305">
          <table:table-cell table:style-name="TableCell130500">
            <text:p text:style-name="P234"><text:span text:style-name="T433">Uitvoering</text:span><text:span text:style-name="T434"/></text:p>
          </table:table-cell>
          <table:table-cell table:style-name="TableCell130501">
            <text:p text:style-name="P234"><text:span text:style-name="T435">Uren:</text:span><text:span text:style-name="T436"/></text:p>
          </table:table-cell>
          <table:table-cell table:style-name="TableCell130502">
            <text:p text:style-name="P234"><text:span text:style-name="T437">Door: Marley</text:span><text:span text:style-name="T438"/></text:p>
          </table:table-cell>
          <table:table-cell table:style-name="TableCell130503">
            <text:p text:style-name="P234"><text:span text:style-name="T439">Prioriteit:</text:span><text:span text:style-name="T440"/></text:p>
          </table:table-cell>
        </table:table-row>
      </table:table>
      <text:p text:style-name="P236"><text:span text:style-name="T441">Scenario 2 -- Alternatief: geen favorieten cursussen in de profile pagina</text:span></text:p>
      <table:table table:style-name="Table14">
        <table:table-column table:style-name="TableColumn1400"/>
        <table:table-column table:style-name="TableColumn1401"/>
        <table:table-column table:style-name="TableColumn1402"/>
        <table:table-column table:style-name="TableColumn1403"/>
        <table:table-row table:style-name="TableRow1400">
          <table:table-cell table:style-name="TableCell140000">
            <text:p text:style-name="P238"><text:span text:style-name="T442">Actie</text:span><text:span text:style-name="T443"/></text:p>
          </table:table-cell>
          <table:table-cell table:style-name="TableCell140001" table:number-columns-spanned="3">
            <text:p text:style-name="P238"><text:span text:style-name="T444">1. je hebt geen favorieten cursussen in de profile pagina</text:span><text:span text:style-name="T445"/></text:p>
          </table:table-cell>
          <table:covered-table-cell/>
          <table:covered-table-cell/>
        </table:table-row>
        <table:table-row table:style-name="TableRow1401">
          <table:table-cell table:style-name="TableCell140100">
            <text:p text:style-name="P240"><text:span text:style-name="T446">Scenario</text:span><text:span text:style-name="T447"/></text:p>
          </table:table-cell>
          <table:table-cell table:style-name="TableCell140101" table:number-columns-spanned="3">
            <text:p text:style-name="P240"><text:span text:style-name="T448">Geen favorieten cursussen in de profile page</text:span><text:span text:style-name="T449"/></text:p>
          </table:table-cell>
          <table:covered-table-cell/>
          <table:covered-table-cell/>
        </table:table-row>
        <table:table-row table:style-name="TableRow1402">
          <table:table-cell table:style-name="TableCell140200">
            <text:p text:style-name="P242"><text:span text:style-name="T450">Verwacht resultaat</text:span><text:span text:style-name="T451"/></text:p>
          </table:table-cell>
          <table:table-cell table:style-name="TableCell140201" table:number-columns-spanned="3">
            <text:p text:style-name="P242"><text:span text:style-name="T452">De gebruiker ziet de text: Je hebt nog geen favoriete cursussen toegevoegd.</text:span><text:span text:style-name="T453"/></text:p>
          </table:table-cell>
          <table:covered-table-cell/>
          <table:covered-table-cell/>
        </table:table-row>
        <table:table-row table:style-name="TableRow1403">
          <table:table-cell table:style-name="TableCell140300">
            <text:p text:style-name="P244"><text:span text:style-name="T454">Werkelijk resultaat</text:span><text:span text:style-name="T455"/></text:p>
          </table:table-cell>
          <table:table-cell table:style-name="TableCell140301" table:number-columns-spanned="3">
            <text:p text:style-name="P244"><text:span text:style-name="T456">Ik zie: Je hebt nog geen favoriete cursussen toegevoegd.</text:span><text:span text:style-name="T457"/></text:p>
          </table:table-cell>
          <table:covered-table-cell/>
          <table:covered-table-cell/>
        </table:table-row>
        <table:table-row table:style-name="TableRow1404">
          <table:table-cell table:style-name="TableCell140400">
            <text:p text:style-name="P246"><text:span text:style-name="T458">Aanpassingen</text:span><text:span text:style-name="T459"/></text:p>
          </table:table-cell>
          <table:table-cell table:style-name="TableCell140401" table:number-columns-spanned="3">
            <text:p text:style-name="P246"><text:span text:style-name="T459"/></text:p>
          </table:table-cell>
          <table:covered-table-cell/>
          <table:covered-table-cell/>
        </table:table-row>
        <table:table-row table:style-name="TableRow1405">
          <table:table-cell table:style-name="TableCell140500">
            <text:p text:style-name="P249"><text:span text:style-name="T460">Uitvoering</text:span><text:span text:style-name="T461"/></text:p>
          </table:table-cell>
          <table:table-cell table:style-name="TableCell140501">
            <text:p text:style-name="P249"><text:span text:style-name="T462">Uren:</text:span><text:span text:style-name="T463"/></text:p>
          </table:table-cell>
          <table:table-cell table:style-name="TableCell140502">
            <text:p text:style-name="P249"><text:span text:style-name="T464">Door: Marley</text:span><text:span text:style-name="T465"/></text:p>
          </table:table-cell>
          <table:table-cell table:style-name="TableCell140503">
            <text:p text:style-name="P249"><text:span text:style-name="T466">Prioriteit:</text:span><text:span text:style-name="T467"/></text:p>
          </table:table-cell>
        </table:table-row>
      </table:table>
      <text:p text:style-name="P251"><text:span text:style-name="T468"/></text:p>
      <text:p text:style-name="P251"><text:span text:style-name="T468">Testplan 10: bekeken cursussen</text:span></text:p>
      <text:p text:style-name="P251"><text:span text:style-name="T469">Functionaliteit</text:span></text:p>
      <text:p text:style-name="P251"><text:span text:style-name="T470">bekeken cursussen</text:span></text:p>
      <text:p text:style-name="P251"><text:span text:style-name="T471">Doel van de test</text:span></text:p>
      <text:p text:style-name="P251"><text:span text:style-name="T472">Controleren of de cursussen die je hebt bekeken als bekeken hebt</text:span></text:p>
      <text:p text:style-name="P251"><text:span text:style-name="T473">Testdata</text:span></text:p>
      <text:p text:style-name="P251"><text:span text:style-name="T474">bekeken cursussen</text:span></text:p>
      <text:p text:style-name="P251"><text:span text:style-name="T475">Scenario 1 -- Positief: Bekeken cursussen</text:span></text:p>
      <table:table table:style-name="Table15">
        <table:table-column table:style-name="TableColumn1500"/>
        <table:table-column table:style-name="TableColumn1501"/>
        <table:table-column table:style-name="TableColumn1502"/>
        <table:table-column table:style-name="TableColumn1503"/>
        <table:table-row table:style-name="TableRow1500">
          <table:table-cell table:style-name="TableCell150000">
            <text:p text:style-name="P253"><text:span text:style-name="T476">Actie</text:span><text:span text:style-name="T477"/></text:p>
          </table:table-cell>
          <table:table-cell table:style-name="TableCell150001" table:number-columns-spanned="3">
            <text:p text:style-name="P254"><text:span text:style-name="T478">1. Open de applicatie</text:span></text:p>
            <text:p text:style-name="P254"><text:span text:style-name="T478">2. Wacht tot het dashboard is geladen</text:span></text:p>
            <text:p text:style-name="P254"><text:span text:style-name="T478">3. je gaat een video bekijken</text:span></text:p>
            <text:p text:style-name="P254"><text:span text:style-name="T478">4. als je hem hebt bekeken dan klik op de button "Bekeken"</text:span></text:p>
            <text:p text:style-name="P254"><text:span text:style-name="T478">5. er komt een groene border eromheen en het slaat op in de button "Bekeken"</text:span></text:p>
            <text:p text:style-name="P254"><text:span text:style-name="T479"/></text:p>
          </table:table-cell>
          <table:covered-table-cell/>
          <table:covered-table-cell/>
        </table:table-row>
        <table:table-row table:style-name="TableRow1501">
          <table:table-cell table:style-name="TableCell150100">
            <text:p text:style-name="P256"><text:span text:style-name="T480">Scenario</text:span><text:span text:style-name="T481"/></text:p>
          </table:table-cell>
          <table:table-cell table:style-name="TableCell150101" table:number-columns-spanned="3">
            <text:p text:style-name="P256"><text:span text:style-name="T482">Controleren of de bekeken video bij bekeken komt en een groene border heeft</text:span><text:span text:style-name="T483"/></text:p>
          </table:table-cell>
          <table:covered-table-cell/>
          <table:covered-table-cell/>
        </table:table-row>
        <table:table-row table:style-name="TableRow1502">
          <table:table-cell table:style-name="TableCell150200">
            <text:p text:style-name="P259"><text:span text:style-name="T484">Verwacht resultaat</text:span><text:span text:style-name="T485"/></text:p>
          </table:table-cell>
          <table:table-cell table:style-name="TableCell150201" table:number-columns-spanned="3">
            <text:p text:style-name="P259"><text:span text:style-name="T486">de bekeken video's zijn opgeslagen locaal en is gestuurd naar bekeken en op de dashboard heeft de bekeken video een groene border</text:span><text:span text:style-name="T487"/></text:p>
          </table:table-cell>
          <table:covered-table-cell/>
          <table:covered-table-cell/>
        </table:table-row>
        <table:table-row table:style-name="TableRow1503">
          <table:table-cell table:style-name="TableCell150300">
            <text:p text:style-name="P262"><text:span text:style-name="T488">Werkelijk resultaat</text:span><text:span text:style-name="T489"/></text:p>
          </table:table-cell>
          <table:table-cell table:style-name="TableCell150301" table:number-columns-spanned="3">
            <text:p text:style-name="P262"><text:span text:style-name="T490">de bekeken video's zijn opgeslagen locaal en is gestuurd naar bekeken en op de dashboard heeft de bekeken video een groene border</text:span><text:span text:style-name="T491"/></text:p>
          </table:table-cell>
          <table:covered-table-cell/>
          <table:covered-table-cell/>
        </table:table-row>
        <table:table-row table:style-name="TableRow1504">
          <table:table-cell table:style-name="TableCell150400">
            <text:p text:style-name="P264"><text:span text:style-name="T492">Aanpassingen</text:span><text:span text:style-name="T493"/></text:p>
          </table:table-cell>
          <table:table-cell table:style-name="TableCell150401" table:number-columns-spanned="3">
            <text:p text:style-name="P264"><text:span text:style-name="T493"/></text:p>
          </table:table-cell>
          <table:covered-table-cell/>
          <table:covered-table-cell/>
        </table:table-row>
        <table:table-row table:style-name="TableRow1505">
          <table:table-cell table:style-name="TableCell150500">
            <text:p text:style-name="P267"><text:span text:style-name="T494">Uitvoering</text:span><text:span text:style-name="T495"/></text:p>
          </table:table-cell>
          <table:table-cell table:style-name="TableCell150501">
            <text:p text:style-name="P267"><text:span text:style-name="T496">Uren:</text:span><text:span text:style-name="T497"/></text:p>
          </table:table-cell>
          <table:table-cell table:style-name="TableCell150502">
            <text:p text:style-name="P267"><text:span text:style-name="T498">Door: Marley</text:span><text:span text:style-name="T499"/></text:p>
          </table:table-cell>
          <table:table-cell table:style-name="TableCell150503">
            <text:p text:style-name="P267"><text:span text:style-name="T500">Prioriteit:</text:span><text:span text:style-name="T501"/></text:p>
          </table:table-cell>
        </table:table-row>
      </table:table>
      <text:p text:style-name="P269"><text:span text:style-name="T502"/></text:p>
      <text:p text:style-name="P269"><text:span text:style-name="T502"/></text:p>
      <text:p text:style-name="P269"><text:span text:style-name="T502">Testrapport</text:span></text:p>
      <text:p text:style-name="P269"><text:span text:style-name="T503">Na het uitvoeren van alle bovenstaande tests, schrijf je hier een samenvattend testrapport.</text:span></text:p>
      <text:p text:style-name="P269"><text:span text:style-name="T504">Wat heb je getest?</text:span></text:p>
      <text:p text:style-name="P269"><text:span text:style-name="T505">Cursussen zoeken</text:span></text:p>
      <text:p text:style-name="P269"><text:span text:style-name="T505">Cursussen sorteren</text:span></text:p>
      <text:p text:style-name="P269"><text:span text:style-name="T505">Favoriete cursussen </text:span></text:p>
      <text:p text:style-name="P269"><text:span text:style-name="T505">Info Cursussen</text:span></text:p>
      <text:p text:style-name="P269"><text:span text:style-name="T505">Filterinstellingen onthouden</text:span></text:p>
      <text:p text:style-name="P269"><text:span text:style-name="T505">Cursussen filteren</text:span></text:p>
      <text:p text:style-name="P270"><text:span text:style-name="T505">Alle favoriete cursussen zien </text:span></text:p>
      <text:p text:style-name="P270"><text:span text:style-name="T505">Responsive</text:span></text:p>
      <text:p text:style-name="P270"><text:span text:style-name="T505">Personlijke profiel pagina</text:span></text:p>
      <text:p text:style-name="P270"><text:span text:style-name="T505">Bekeken cursussen</text:span><text:span text:style-name="T506"/></text:p>
      <text:p text:style-name="P271"><text:span text:style-name="T507">Wat waren de resultaten</text:span></text:p>
      <text:p text:style-name="P271"><text:span text:style-name="T508">Alles werkte zoals verwacht</text:span></text:p>
      <text:p text:style-name="P271"><text:span text:style-name="T509">Conclusie:</text:span></text:p>
      <text:p text:style-name="P271"><text:span text:style-name="T510">Alle userstory's zijn goed afgehandeld dus het is goed gegaan </text:span></text:p>
      <text:p text:style-name="P271"><text:span text:style-name="T511">Prioriteiten voor verbetering:</text:span></text:p>
      <text:p text:style-name="P271"><text:span text:style-name="T512">Geef aan welke problemen met de hoogste prioriteit opgelost moeten worden.</text:span></text:p>
      <text:p text:style-name="P272"><text:span text:style-name="T5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